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453in"/>
    </style:style>
    <style:style style:name="co2" style:family="table-column">
      <style:table-column-properties fo:break-before="auto" style:column-width="1.0146in"/>
    </style:style>
    <style:style style:name="co3" style:family="table-column">
      <style:table-column-properties fo:break-before="auto" style:column-width="2.2953in"/>
    </style:style>
    <style:style style:name="co4" style:family="table-column">
      <style:table-column-properties fo:break-before="auto" style:column-width="0.551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6.4705in" svg:y="2.1646in">
            <draw:object draw:notify-on-update-of-ranges="Sheet1.A14:Sheet1.A513 Sheet1.B13:Sheet1.B13 Sheet1.B14:Sheet1.B513 Sheet1.A14:Sheet1.A513 Sheet1.C13:Sheet1.C13 Sheet1.C14:Sheet1.C5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>
            <text:p>Dataset name: data/vowel.arff</text:p>
          </table:table-cell>
          <table:table-cell table:number-columns-repeated="3"/>
        </table:table-row>
        <table:table-row table:style-name="ro1">
          <table:table-cell office:value-type="string">
            <text:p>Number of instances: 990</text:p>
          </table:table-cell>
          <table:table-cell table:number-columns-repeated="3"/>
        </table:table-row>
        <table:table-row table:style-name="ro1">
          <table:table-cell office:value-type="string">
            <text:p>Number of attributes: 11</text:p>
          </table:table-cell>
          <table:table-cell table:number-columns-repeated="3"/>
        </table:table-row>
        <table:table-row table:style-name="ro1">
          <table:table-cell office:value-type="string">
            <text:p>Learning algorithm: neuralnet</text:p>
          </table:table-cell>
          <table:table-cell table:number-columns-repeated="3"/>
        </table:table-row>
        <table:table-row table:style-name="ro1">
          <table:table-cell office:value-type="string">
            <text:p>Evaluation method: random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alculating accuracy on a random hold-out set...</text:p>
          </table:table-cell>
          <table:table-cell table:number-columns-repeated="3"/>
        </table:table-row>
        <table:table-row table:style-name="ro1">
          <table:table-cell office:value-type="string">
            <text:p>Percentage used for training: 0.75</text:p>
          </table:table-cell>
          <table:table-cell table:number-columns-repeated="3"/>
        </table:table-row>
        <table:table-row table:style-name="ro1">
          <table:table-cell office:value-type="string">
            <text:p>Percentage used for testing: 0.25</text:p>
          </table:table-cell>
          <table:table-cell table:number-columns-repeated="3"/>
        </table:table-row>
        <table:table-row table:style-name="ro1">
          <table:table-cell office:value-type="string">
            <text:p>input</text:p>
          </table:table-cell>
          <table:table-cell office:value-type="string">
            <text:p><text:s/>hidden</text:p>
          </table:table-cell>
          <table:table-cell office:value-type="string">
            <text:p><text:s/>hidden layers</text:p>
          </table:table-cell>
          <table:table-cell office:value-type="string">
            <text:p><text:s/>outpu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Epochs</text:p>
          </table:table-cell>
          <table:table-cell office:value-type="string">
            <text:p><text:s/>Training MSE</text:p>
          </table:table-cell>
          <table:table-cell office:value-type="string">
            <text:p><text:s/>Validation Classification Accuracy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925159148851631">
            <text:p>0.9251591489</text:p>
          </table:table-cell>
          <table:table-cell office:value-type="float" office:value="0.229838709677419">
            <text:p>0.2298387097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833941345156079">
            <text:p>0.8339413452</text:p>
          </table:table-cell>
          <table:table-cell office:value-type="float" office:value="0.310483870967742">
            <text:p>0.31048387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72747239773547">
            <text:p>0.7727472398</text:p>
          </table:table-cell>
          <table:table-cell office:value-type="float" office:value="0.439516129032258">
            <text:p>0.43951612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22346569972579">
            <text:p>0.72234657</text:p>
          </table:table-cell>
          <table:table-cell office:value-type="float" office:value="0.495967741935484">
            <text:p>0.495967741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68802597239302">
            <text:p>0.6880259724</text:p>
          </table:table-cell>
          <table:table-cell office:value-type="float" office:value="0.524193548387097">
            <text:p>0.524193548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661951263709896">
            <text:p>0.6619512637</text:p>
          </table:table-cell>
          <table:table-cell office:value-type="float" office:value="0.520161290322581">
            <text:p>0.520161290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639667181615497">
            <text:p>0.6396671816</text:p>
          </table:table-cell>
          <table:table-cell office:value-type="float" office:value="0.528225806451613">
            <text:p>0.528225806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619332712566327">
            <text:p>0.6193327126</text:p>
          </table:table-cell>
          <table:table-cell office:value-type="float" office:value="0.536290322580645">
            <text:p>0.536290322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599466765514483">
            <text:p>0.5994667655</text:p>
          </table:table-cell>
          <table:table-cell office:value-type="float" office:value="0.57258064516129">
            <text:p>0.572580645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57950672462483">
            <text:p>0.5795067246</text:p>
          </table:table-cell>
          <table:table-cell office:value-type="float" office:value="0.596774193548387">
            <text:p>0.596774193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559924333427789">
            <text:p>0.5599243334</text:p>
          </table:table-cell>
          <table:table-cell office:value-type="float" office:value="0.608870967741936">
            <text:p>0.6088709677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541515183653548">
            <text:p>0.5415151837</text:p>
          </table:table-cell>
          <table:table-cell office:value-type="float" office:value="0.657258064516129">
            <text:p>0.657258064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524504129298569">
            <text:p>0.5245041293</text:p>
          </table:table-cell>
          <table:table-cell office:value-type="float" office:value="0.685483870967742">
            <text:p>0.68548387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509182479548725">
            <text:p>0.5091824795</text:p>
          </table:table-cell>
          <table:table-cell office:value-type="float" office:value="0.69758064516129">
            <text:p>0.6975806452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495153552405535">
            <text:p>0.4951535524</text:p>
          </table:table-cell>
          <table:table-cell office:value-type="float" office:value="0.717741935483871">
            <text:p>0.717741935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481333762165618">
            <text:p>0.4813337622</text:p>
          </table:table-cell>
          <table:table-cell office:value-type="float" office:value="0.733870967741936">
            <text:p>0.7338709677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463809930177386">
            <text:p>0.4638099302</text:p>
          </table:table-cell>
          <table:table-cell office:value-type="float" office:value="0.754032258064516">
            <text:p>0.754032258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445142823734604">
            <text:p>0.4451428237</text:p>
          </table:table-cell>
          <table:table-cell office:value-type="float" office:value="0.75">
            <text:p>0.75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429265358783833">
            <text:p>0.4292653588</text:p>
          </table:table-cell>
          <table:table-cell office:value-type="float" office:value="0.737903225806452">
            <text:p>0.7379032258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414248596770813">
            <text:p>0.4142485968</text:p>
          </table:table-cell>
          <table:table-cell office:value-type="float" office:value="0.762096774193548">
            <text:p>0.7620967742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400103103268882">
            <text:p>0.4001031033</text:p>
          </table:table-cell>
          <table:table-cell office:value-type="float" office:value="0.774193548387097">
            <text:p>0.7741935484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38673297297189">
            <text:p>0.386732973</text:p>
          </table:table-cell>
          <table:table-cell office:value-type="float" office:value="0.790322580645161">
            <text:p>0.7903225806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374168461718159">
            <text:p>0.3741684617</text:p>
          </table:table-cell>
          <table:table-cell office:value-type="float" office:value="0.798387096774194">
            <text:p>0.7983870968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362885840129601">
            <text:p>0.3628858401</text:p>
          </table:table-cell>
          <table:table-cell office:value-type="float" office:value="0.80241935483871">
            <text:p>0.8024193548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352553035326675">
            <text:p>0.3525530353</text:p>
          </table:table-cell>
          <table:table-cell office:value-type="float" office:value="0.814516129032258">
            <text:p>0.814516129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341103276346633">
            <text:p>0.3411032763</text:p>
          </table:table-cell>
          <table:table-cell office:value-type="float" office:value="0.826612903225806">
            <text:p>0.8266129032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328626786972925">
            <text:p>0.328626787</text:p>
          </table:table-cell>
          <table:table-cell office:value-type="float" office:value="0.842741935483871">
            <text:p>0.84274193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317174681211766">
            <text:p>0.3171746812</text:p>
          </table:table-cell>
          <table:table-cell office:value-type="float" office:value="0.842741935483871">
            <text:p>0.8427419355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306944522251674">
            <text:p>0.3069445223</text:p>
          </table:table-cell>
          <table:table-cell office:value-type="float" office:value="0.850806451612903">
            <text:p>0.8508064516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297354011755604">
            <text:p>0.2973540118</text:p>
          </table:table-cell>
          <table:table-cell office:value-type="float" office:value="0.850806451612903">
            <text:p>0.8508064516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288107731460486">
            <text:p>0.2881077315</text:p>
          </table:table-cell>
          <table:table-cell office:value-type="float" office:value="0.854838709677419">
            <text:p>0.8548387097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279521634103859">
            <text:p>0.2795216341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271259998437152">
            <text:p>0.2712599984</text:p>
          </table:table-cell>
          <table:table-cell office:value-type="float" office:value="0.854838709677419">
            <text:p>0.854838709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262001675845646">
            <text:p>0.2620016758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253178010687889">
            <text:p>0.2531780107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244662442601588">
            <text:p>0.2446624426</text:p>
          </table:table-cell>
          <table:table-cell office:value-type="float" office:value="0.850806451612903">
            <text:p>0.8508064516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236800923448659">
            <text:p>0.2368009234</text:p>
          </table:table-cell>
          <table:table-cell office:value-type="float" office:value="0.850806451612903">
            <text:p>0.8508064516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229694116807443">
            <text:p>0.2296941168</text:p>
          </table:table-cell>
          <table:table-cell office:value-type="float" office:value="0.850806451612903">
            <text:p>0.850806451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223596708162666">
            <text:p>0.2235967082</text:p>
          </table:table-cell>
          <table:table-cell office:value-type="float" office:value="0.850806451612903">
            <text:p>0.8508064516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218127834341831">
            <text:p>0.2181278343</text:p>
          </table:table-cell>
          <table:table-cell office:value-type="float" office:value="0.850806451612903">
            <text:p>0.8508064516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212770641556682">
            <text:p>0.2127706416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207176994397394">
            <text:p>0.2071769944</text:p>
          </table:table-cell>
          <table:table-cell office:value-type="float" office:value="0.842741935483871">
            <text:p>0.842741935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201678610438068">
            <text:p>0.2016786104</text:p>
          </table:table-cell>
          <table:table-cell office:value-type="float" office:value="0.842741935483871">
            <text:p>0.8427419355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196424509551994">
            <text:p>0.1964245096</text:p>
          </table:table-cell>
          <table:table-cell office:value-type="float" office:value="0.838709677419355">
            <text:p>0.8387096774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191132037545068">
            <text:p>0.1911320375</text:p>
          </table:table-cell>
          <table:table-cell office:value-type="float" office:value="0.838709677419355">
            <text:p>0.8387096774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186946420052877">
            <text:p>0.1869464201</text:p>
          </table:table-cell>
          <table:table-cell office:value-type="float" office:value="0.850806451612903">
            <text:p>0.8508064516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183838339033287">
            <text:p>0.183838339</text:p>
          </table:table-cell>
          <table:table-cell office:value-type="float" office:value="0.842741935483871">
            <text:p>0.842741935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179659308652741">
            <text:p>0.1796593087</text:p>
          </table:table-cell>
          <table:table-cell office:value-type="float" office:value="0.838709677419355">
            <text:p>0.8387096774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175027525635571">
            <text:p>0.1750275256</text:p>
          </table:table-cell>
          <table:table-cell office:value-type="float" office:value="0.834677419354839">
            <text:p>0.8346774194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171802857777242">
            <text:p>0.1718028578</text:p>
          </table:table-cell>
          <table:table-cell office:value-type="float" office:value="0.834677419354839">
            <text:p>0.8346774194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169069357069524">
            <text:p>0.1690693571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166251343179204">
            <text:p>0.1662513432</text:p>
          </table:table-cell>
          <table:table-cell office:value-type="float" office:value="0.842741935483871">
            <text:p>0.842741935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164029484151423">
            <text:p>0.1640294842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159259665111338">
            <text:p>0.1592596651</text:p>
          </table:table-cell>
          <table:table-cell office:value-type="float" office:value="0.842741935483871">
            <text:p>0.8427419355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157397964398783">
            <text:p>0.1573979644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15288424176888">
            <text:p>0.1528842418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150036997166715">
            <text:p>0.1500369972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146168172971901">
            <text:p>0.146168173</text:p>
          </table:table-cell>
          <table:table-cell office:value-type="float" office:value="0.866935483870968">
            <text:p>0.866935483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143240778117077">
            <text:p>0.1432407781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141738704999818">
            <text:p>0.141738705</text:p>
          </table:table-cell>
          <table:table-cell office:value-type="float" office:value="0.854838709677419">
            <text:p>0.8548387097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139866170608782">
            <text:p>0.1398661706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138788570081892">
            <text:p>0.1387885701</text:p>
          </table:table-cell>
          <table:table-cell office:value-type="float" office:value="0.854838709677419">
            <text:p>0.8548387097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133700941830019">
            <text:p>0.1337009418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133334241188195">
            <text:p>0.1333342412</text:p>
          </table:table-cell>
          <table:table-cell office:value-type="float" office:value="0.899193548387097">
            <text:p>0.8991935484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131193373407073">
            <text:p>0.1311933734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127840486864037">
            <text:p>0.1278404869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121506591677985">
            <text:p>0.1215065917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118031618114068">
            <text:p>0.1180316181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116496472240128">
            <text:p>0.1164964722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110916354925828">
            <text:p>0.1109163549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109901324964934">
            <text:p>0.109901325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113049148449029">
            <text:p>0.1130491484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112406594862775">
            <text:p>0.1124065949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102305062951652">
            <text:p>0.102305063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103082324471284">
            <text:p>0.1030823245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111083819142957">
            <text:p>0.1110838191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112413799720179">
            <text:p>0.1124137997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108972769857169">
            <text:p>0.1089727699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107838466212979">
            <text:p>0.1078384662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970911552988144">
            <text:p>0.0970911553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0940739747013208">
            <text:p>0.0940739747</text:p>
          </table:table-cell>
          <table:table-cell office:value-type="float" office:value="0.891129032258064">
            <text:p>0.8911290323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101069208511249">
            <text:p>0.1010692085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115561830512884">
            <text:p>0.1155618305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107555250411972">
            <text:p>0.1075552504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0894613385574085">
            <text:p>0.0894613386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0797400233726093">
            <text:p>0.0797400234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0809427196975507">
            <text:p>0.0809427197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0744196844183073">
            <text:p>0.0744196844</text:p>
          </table:table-cell>
          <table:table-cell office:value-type="float" office:value="0.923387096774194">
            <text:p>0.923387096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0767638654014251">
            <text:p>0.0767638654</text:p>
          </table:table-cell>
          <table:table-cell office:value-type="float" office:value="0.931451612903226">
            <text:p>0.931451612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826143090857091">
            <text:p>0.0826143091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083298191473833">
            <text:p>0.0832981915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10582557619117">
            <text:p>0.1058255762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0902563819410078">
            <text:p>0.0902563819</text:p>
          </table:table-cell>
          <table:table-cell office:value-type="float" office:value="0.923387096774194">
            <text:p>0.9233870968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0816725140246302">
            <text:p>0.081672514</text:p>
          </table:table-cell>
          <table:table-cell office:value-type="float" office:value="0.915322580645161">
            <text:p>0.9153225806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0708332549082482">
            <text:p>0.0708332549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0704661462337507">
            <text:p>0.0704661462</text:p>
          </table:table-cell>
          <table:table-cell office:value-type="float" office:value="0.955645161290323">
            <text:p>0.9556451613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0701118633941284">
            <text:p>0.0701118634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0705072590486975">
            <text:p>0.070507259</text:p>
          </table:table-cell>
          <table:table-cell office:value-type="float" office:value="0.951612903225806">
            <text:p>0.9516129032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0696219935146606">
            <text:p>0.0696219935</text:p>
          </table:table-cell>
          <table:table-cell office:value-type="float" office:value="0.959677419354839">
            <text:p>0.9596774194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679585386255065">
            <text:p>0.0679585386</text:p>
          </table:table-cell>
          <table:table-cell office:value-type="float" office:value="0.951612903225806">
            <text:p>0.9516129032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0609644985044866">
            <text:p>0.0609644985</text:p>
          </table:table-cell>
          <table:table-cell office:value-type="float" office:value="0.951612903225806">
            <text:p>0.9516129032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060316072772361">
            <text:p>0.0603160728</text:p>
          </table:table-cell>
          <table:table-cell office:value-type="float" office:value="0.955645161290323">
            <text:p>0.9556451613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0570686368602337">
            <text:p>0.0570686369</text:p>
          </table:table-cell>
          <table:table-cell office:value-type="float" office:value="0.951612903225806">
            <text:p>0.9516129032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0561394755673117">
            <text:p>0.0561394756</text:p>
          </table:table-cell>
          <table:table-cell office:value-type="float" office:value="0.955645161290323">
            <text:p>0.9556451613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0561440157632694">
            <text:p>0.0561440158</text:p>
          </table:table-cell>
          <table:table-cell office:value-type="float" office:value="0.951612903225806">
            <text:p>0.9516129032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0537714238730559">
            <text:p>0.0537714239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0534664122265644">
            <text:p>0.0534664122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0643971673028027">
            <text:p>0.0643971673</text:p>
          </table:table-cell>
          <table:table-cell office:value-type="float" office:value="0.951612903225806">
            <text:p>0.9516129032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0572468737939224">
            <text:p>0.0572468738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547877465048021">
            <text:p>0.0547877465</text:p>
          </table:table-cell>
          <table:table-cell office:value-type="float" office:value="0.951612903225806">
            <text:p>0.9516129032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0532802661439155">
            <text:p>0.0532802661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0517232000248713">
            <text:p>0.0517232</text:p>
          </table:table-cell>
          <table:table-cell office:value-type="float" office:value="0.931451612903226">
            <text:p>0.9314516129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0524761042405428">
            <text:p>0.0524761042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0613047309996996">
            <text:p>0.061304731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0511694985095803">
            <text:p>0.0511694985</text:p>
          </table:table-cell>
          <table:table-cell office:value-type="float" office:value="0.931451612903226">
            <text:p>0.9314516129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0444694178594148">
            <text:p>0.0444694179</text:p>
          </table:table-cell>
          <table:table-cell office:value-type="float" office:value="0.955645161290323">
            <text:p>0.9556451613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0528114242775792">
            <text:p>0.0528114243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0422964932387097">
            <text:p>0.0422964932</text:p>
          </table:table-cell>
          <table:table-cell office:value-type="float" office:value="0.951612903225806">
            <text:p>0.9516129032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0453935962381485">
            <text:p>0.0453935962</text:p>
          </table:table-cell>
          <table:table-cell office:value-type="float" office:value="0.951612903225806">
            <text:p>0.9516129032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449945557221724">
            <text:p>0.0449945557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0510872670922177">
            <text:p>0.0510872671</text:p>
          </table:table-cell>
          <table:table-cell office:value-type="float" office:value="0.955645161290323">
            <text:p>0.9556451613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0453073839704251">
            <text:p>0.045307384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0431556983651358">
            <text:p>0.0431556984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045314450199734">
            <text:p>0.0453144502</text:p>
          </table:table-cell>
          <table:table-cell office:value-type="float" office:value="0.955645161290323">
            <text:p>0.9556451613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0403021232968115">
            <text:p>0.0403021233</text:p>
          </table:table-cell>
          <table:table-cell office:value-type="float" office:value="0.955645161290323">
            <text:p>0.955645161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0390664063823563">
            <text:p>0.0390664064</text:p>
          </table:table-cell>
          <table:table-cell office:value-type="float" office:value="0.955645161290323">
            <text:p>0.9556451613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0345982706308237">
            <text:p>0.0345982706</text:p>
          </table:table-cell>
          <table:table-cell office:value-type="float" office:value="0.951612903225806">
            <text:p>0.9516129032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328637122091607">
            <text:p>0.0328637122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0325142697261892">
            <text:p>0.0325142697</text:p>
          </table:table-cell>
          <table:table-cell office:value-type="float" office:value="0.951612903225806">
            <text:p>0.9516129032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340361827115561">
            <text:p>0.0340361827</text:p>
          </table:table-cell>
          <table:table-cell office:value-type="float" office:value="0.955645161290323">
            <text:p>0.9556451613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0325178624304191">
            <text:p>0.0325178624</text:p>
          </table:table-cell>
          <table:table-cell office:value-type="float" office:value="0.955645161290323">
            <text:p>0.9556451613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0306902040506638">
            <text:p>0.0306902041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0313471393839628">
            <text:p>0.0313471394</text:p>
          </table:table-cell>
          <table:table-cell office:value-type="float" office:value="0.951612903225806">
            <text:p>0.9516129032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0299930471832091">
            <text:p>0.0299930472</text:p>
          </table:table-cell>
          <table:table-cell office:value-type="float" office:value="0.959677419354839">
            <text:p>0.9596774194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0299152757654991">
            <text:p>0.0299152758</text:p>
          </table:table-cell>
          <table:table-cell office:value-type="float" office:value="0.951612903225806">
            <text:p>0.9516129032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0337433991196121">
            <text:p>0.0337433991</text:p>
          </table:table-cell>
          <table:table-cell office:value-type="float" office:value="0.959677419354839">
            <text:p>0.9596774194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0374358310404417">
            <text:p>0.037435831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0444919358071268">
            <text:p>0.0444919358</text:p>
          </table:table-cell>
          <table:table-cell office:value-type="float" office:value="0.955645161290323">
            <text:p>0.9556451613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0353806988677369">
            <text:p>0.0353806989</text:p>
          </table:table-cell>
          <table:table-cell office:value-type="float" office:value="0.955645161290323">
            <text:p>0.9556451613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285142351639368">
            <text:p>0.0285142352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0324135841890829">
            <text:p>0.0324135842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0270836869678459">
            <text:p>0.027083687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0272843574800447">
            <text:p>0.0272843575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0429166786336511">
            <text:p>0.0429166786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0335443389843403">
            <text:p>0.033544339</text:p>
          </table:table-cell>
          <table:table-cell office:value-type="float" office:value="0.923387096774194">
            <text:p>0.9233870968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0485070943879929">
            <text:p>0.0485070944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0662266157129764">
            <text:p>0.0662266157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0362008300996794">
            <text:p>0.0362008301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0385203191766685">
            <text:p>0.0385203192</text:p>
          </table:table-cell>
          <table:table-cell office:value-type="float" office:value="0.923387096774194">
            <text:p>0.9233870968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73711103971448">
            <text:p>0.073711104</text:p>
          </table:table-cell>
          <table:table-cell office:value-type="float" office:value="0.923387096774194">
            <text:p>0.9233870968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0544774031063248">
            <text:p>0.0544774031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0386831531920648">
            <text:p>0.0386831532</text:p>
          </table:table-cell>
          <table:table-cell office:value-type="float" office:value="0.951612903225806">
            <text:p>0.9516129032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0368385713463357">
            <text:p>0.0368385713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024846715533613">
            <text:p>0.0248467155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0239276296694213">
            <text:p>0.0239276297</text:p>
          </table:table-cell>
          <table:table-cell office:value-type="float" office:value="0.951612903225806">
            <text:p>0.9516129032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0217988711139903">
            <text:p>0.0217988711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0260573213510094">
            <text:p>0.0260573214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0379805251323088">
            <text:p>0.0379805251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0279474602989187">
            <text:p>0.0279474603</text:p>
          </table:table-cell>
          <table:table-cell office:value-type="float" office:value="0.955645161290323">
            <text:p>0.9556451613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329632594378245">
            <text:p>0.0329632594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0400197344170745">
            <text:p>0.0400197344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0199435245999438">
            <text:p>0.0199435246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017952403410923">
            <text:p>0.0179524034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0175250334125044">
            <text:p>0.0175250334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0170418287088003">
            <text:p>0.0170418287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0165881512391417">
            <text:p>0.0165881512</text:p>
          </table:table-cell>
          <table:table-cell office:value-type="float" office:value="0.951612903225806">
            <text:p>0.9516129032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0161537348266222">
            <text:p>0.0161537348</text:p>
          </table:table-cell>
          <table:table-cell office:value-type="float" office:value="0.951612903225806">
            <text:p>0.9516129032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0157488457823244">
            <text:p>0.0157488458</text:p>
          </table:table-cell>
          <table:table-cell office:value-type="float" office:value="0.951612903225806">
            <text:p>0.9516129032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0153683580371584">
            <text:p>0.015368358</text:p>
          </table:table-cell>
          <table:table-cell office:value-type="float" office:value="0.951612903225806">
            <text:p>0.9516129032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150139680452262">
            <text:p>0.015013968</text:p>
          </table:table-cell>
          <table:table-cell office:value-type="float" office:value="0.951612903225806">
            <text:p>0.9516129032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0146884627815414">
            <text:p>0.0146884628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0143922614230612">
            <text:p>0.0143922614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0141233326997944">
            <text:p>0.0141233327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0138786599553074">
            <text:p>0.01387866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0136553787385339">
            <text:p>0.0136553787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0134513322583051">
            <text:p>0.0134513323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0132653114888327">
            <text:p>0.0132653115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0130967397178265">
            <text:p>0.0130967397</text:p>
          </table:table-cell>
          <table:table-cell office:value-type="float" office:value="0.951612903225806">
            <text:p>0.9516129032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0129431004513247">
            <text:p>0.0129431005</text:p>
          </table:table-cell>
          <table:table-cell office:value-type="float" office:value="0.951612903225806">
            <text:p>0.9516129032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127927185271766">
            <text:p>0.0127927185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0126209713830754">
            <text:p>0.0126209714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0124142482178166">
            <text:p>0.0124142482</text:p>
          </table:table-cell>
          <table:table-cell office:value-type="float" office:value="0.951612903225806">
            <text:p>0.9516129032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0121865017382209">
            <text:p>0.0121865017</text:p>
          </table:table-cell>
          <table:table-cell office:value-type="float" office:value="0.955645161290323">
            <text:p>0.9556451613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0119578464120325">
            <text:p>0.0119578464</text:p>
          </table:table-cell>
          <table:table-cell office:value-type="float" office:value="0.955645161290323">
            <text:p>0.9556451613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0117401549956615">
            <text:p>0.011740155</text:p>
          </table:table-cell>
          <table:table-cell office:value-type="float" office:value="0.955645161290323">
            <text:p>0.9556451613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0115336667667214">
            <text:p>0.0115336668</text:p>
          </table:table-cell>
          <table:table-cell office:value-type="float" office:value="0.955645161290323">
            <text:p>0.9556451613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011332789832662">
            <text:p>0.0113327898</text:p>
          </table:table-cell>
          <table:table-cell office:value-type="float" office:value="0.955645161290323">
            <text:p>0.9556451613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0111328977251669">
            <text:p>0.0111328977</text:p>
          </table:table-cell>
          <table:table-cell office:value-type="float" office:value="0.951612903225806">
            <text:p>0.9516129032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0109326862837283">
            <text:p>0.0109326863</text:p>
          </table:table-cell>
          <table:table-cell office:value-type="float" office:value="0.951612903225806">
            <text:p>0.9516129032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107332312325939">
            <text:p>0.0107332312</text:p>
          </table:table-cell>
          <table:table-cell office:value-type="float" office:value="0.951612903225806">
            <text:p>0.9516129032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0105368776811049">
            <text:p>0.0105368777</text:p>
          </table:table-cell>
          <table:table-cell office:value-type="float" office:value="0.955645161290323">
            <text:p>0.9556451613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0103467515160343">
            <text:p>0.0103467515</text:p>
          </table:table-cell>
          <table:table-cell office:value-type="float" office:value="0.955645161290323">
            <text:p>0.9556451613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0101662408648888">
            <text:p>0.0101662409</text:p>
          </table:table-cell>
          <table:table-cell office:value-type="float" office:value="0.955645161290323">
            <text:p>0.9556451613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00999817520056283">
            <text:p>0.0099981752</text:p>
          </table:table-cell>
          <table:table-cell office:value-type="float" office:value="0.955645161290323">
            <text:p>0.9556451613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00984410742767287">
            <text:p>0.0098441074</text:p>
          </table:table-cell>
          <table:table-cell office:value-type="float" office:value="0.955645161290323">
            <text:p>0.9556451613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0097041676715877">
            <text:p>0.0097041677</text:p>
          </table:table-cell>
          <table:table-cell office:value-type="float" office:value="0.955645161290323">
            <text:p>0.9556451613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00957746263267089">
            <text:p>0.0095774626</text:p>
          </table:table-cell>
          <table:table-cell office:value-type="float" office:value="0.955645161290323">
            <text:p>0.9556451613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00946261298677163">
            <text:p>0.009462613</text:p>
          </table:table-cell>
          <table:table-cell office:value-type="float" office:value="0.955645161290323">
            <text:p>0.9556451613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0093581286618566">
            <text:p>0.0093581287</text:p>
          </table:table-cell>
          <table:table-cell office:value-type="float" office:value="0.955645161290323">
            <text:p>0.955645161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92625947716578">
            <text:p>0.0092625948</text:p>
          </table:table-cell>
          <table:table-cell office:value-type="float" office:value="0.959677419354839">
            <text:p>0.9596774194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00917474763092562">
            <text:p>0.0091747476</text:p>
          </table:table-cell>
          <table:table-cell office:value-type="float" office:value="0.955645161290323">
            <text:p>0.9556451613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00909349823814742">
            <text:p>0.0090934982</text:p>
          </table:table-cell>
          <table:table-cell office:value-type="float" office:value="0.955645161290323">
            <text:p>0.9556451613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00901792895731612">
            <text:p>0.009017929</text:p>
          </table:table-cell>
          <table:table-cell office:value-type="float" office:value="0.963709677419355">
            <text:p>0.9637096774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00894727646024926">
            <text:p>0.0089472765</text:p>
          </table:table-cell>
          <table:table-cell office:value-type="float" office:value="0.963709677419355">
            <text:p>0.9637096774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00888090932265909">
            <text:p>0.0088809093</text:p>
          </table:table-cell>
          <table:table-cell office:value-type="float" office:value="0.963709677419355">
            <text:p>0.9637096774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00881830539576011">
            <text:p>0.0088183054</text:p>
          </table:table-cell>
          <table:table-cell office:value-type="float" office:value="0.963709677419355">
            <text:p>0.9637096774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00875903148931817">
            <text:p>0.0087590315</text:p>
          </table:table-cell>
          <table:table-cell office:value-type="float" office:value="0.963709677419355">
            <text:p>0.9637096774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00870272623319663">
            <text:p>0.0087027262</text:p>
          </table:table-cell>
          <table:table-cell office:value-type="float" office:value="0.963709677419355">
            <text:p>0.9637096774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00864908610843732">
            <text:p>0.0086490861</text:p>
          </table:table-cell>
          <table:table-cell office:value-type="float" office:value="0.963709677419355">
            <text:p>0.9637096774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0859785427010356">
            <text:p>0.0085978543</text:p>
          </table:table-cell>
          <table:table-cell office:value-type="float" office:value="0.963709677419355">
            <text:p>0.9637096774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00854881168368141">
            <text:p>0.0085488117</text:p>
          </table:table-cell>
          <table:table-cell office:value-type="float" office:value="0.963709677419355">
            <text:p>0.9637096774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00850177011765181">
            <text:p>0.0085017701</text:p>
          </table:table-cell>
          <table:table-cell office:value-type="float" office:value="0.959677419354839">
            <text:p>0.9596774194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00845656659978264">
            <text:p>0.0084565666</text:p>
          </table:table-cell>
          <table:table-cell office:value-type="float" office:value="0.959677419354839">
            <text:p>0.9596774194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0084130590178475">
            <text:p>0.008413059</text:p>
          </table:table-cell>
          <table:table-cell office:value-type="float" office:value="0.959677419354839">
            <text:p>0.9596774194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00837112261225632">
            <text:p>0.0083711226</text:p>
          </table:table-cell>
          <table:table-cell office:value-type="float" office:value="0.959677419354839">
            <text:p>0.9596774194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00833064716391985">
            <text:p>0.0083306472</text:p>
          </table:table-cell>
          <table:table-cell office:value-type="float" office:value="0.959677419354839">
            <text:p>0.9596774194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00829153472534622">
            <text:p>0.0082915347</text:p>
          </table:table-cell>
          <table:table-cell office:value-type="float" office:value="0.959677419354839">
            <text:p>0.9596774194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00825369777785609">
            <text:p>0.0082536978</text:p>
          </table:table-cell>
          <table:table-cell office:value-type="float" office:value="0.959677419354839">
            <text:p>0.9596774194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00821705772469527">
            <text:p>0.0082170577</text:p>
          </table:table-cell>
          <table:table-cell office:value-type="float" office:value="0.959677419354839">
            <text:p>0.9596774194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0818154365040524">
            <text:p>0.0081815437</text:p>
          </table:table-cell>
          <table:table-cell office:value-type="float" office:value="0.959677419354839">
            <text:p>0.9596774194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00814709129252107">
            <text:p>0.0081470913</text:p>
          </table:table-cell>
          <table:table-cell office:value-type="float" office:value="0.959677419354839">
            <text:p>0.9596774194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00811364218365057">
            <text:p>0.0081136422</text:p>
          </table:table-cell>
          <table:table-cell office:value-type="float" office:value="0.959677419354839">
            <text:p>0.9596774194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00808114293114982">
            <text:p>0.0080811429</text:p>
          </table:table-cell>
          <table:table-cell office:value-type="float" office:value="0.959677419354839">
            <text:p>0.9596774194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00804954460862717">
            <text:p>0.0080495446</text:p>
          </table:table-cell>
          <table:table-cell office:value-type="float" office:value="0.959677419354839">
            <text:p>0.9596774194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00801880223891023">
            <text:p>0.0080188022</text:p>
          </table:table-cell>
          <table:table-cell office:value-type="float" office:value="0.959677419354839">
            <text:p>0.9596774194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00798887435228211">
            <text:p>0.0079888744</text:p>
          </table:table-cell>
          <table:table-cell office:value-type="float" office:value="0.959677419354839">
            <text:p>0.9596774194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00795972260703414">
            <text:p>0.0079597226</text:p>
          </table:table-cell>
          <table:table-cell office:value-type="float" office:value="0.959677419354839">
            <text:p>0.9596774194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00793131146191224">
            <text:p>0.0079313115</text:p>
          </table:table-cell>
          <table:table-cell office:value-type="float" office:value="0.959677419354839">
            <text:p>0.9596774194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00790360789201951">
            <text:p>0.0079036079</text:p>
          </table:table-cell>
          <table:table-cell office:value-type="float" office:value="0.959677419354839">
            <text:p>0.9596774194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0787658114130539">
            <text:p>0.0078765811</text:p>
          </table:table-cell>
          <table:table-cell office:value-type="float" office:value="0.959677419354839">
            <text:p>0.9596774194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00785020250601624">
            <text:p>0.0078502025</text:p>
          </table:table-cell>
          <table:table-cell office:value-type="float" office:value="0.959677419354839">
            <text:p>0.9596774194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00782444514447484">
            <text:p>0.0078244451</text:p>
          </table:table-cell>
          <table:table-cell office:value-type="float" office:value="0.959677419354839">
            <text:p>0.9596774194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00779928390935452">
            <text:p>0.0077992839</text:p>
          </table:table-cell>
          <table:table-cell office:value-type="float" office:value="0.959677419354839">
            <text:p>0.9596774194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00777469519925677">
            <text:p>0.0077746952</text:p>
          </table:table-cell>
          <table:table-cell office:value-type="float" office:value="0.959677419354839">
            <text:p>0.9596774194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00775065682692416">
            <text:p>0.0077506568</text:p>
          </table:table-cell>
          <table:table-cell office:value-type="float" office:value="0.959677419354839">
            <text:p>0.9596774194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00772714790184582">
            <text:p>0.0077271479</text:p>
          </table:table-cell>
          <table:table-cell office:value-type="float" office:value="0.959677419354839">
            <text:p>0.9596774194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00770414872536328">
            <text:p>0.0077041487</text:p>
          </table:table-cell>
          <table:table-cell office:value-type="float" office:value="0.959677419354839">
            <text:p>0.9596774194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00768164069667164">
            <text:p>0.0076816407</text:p>
          </table:table-cell>
          <table:table-cell office:value-type="float" office:value="0.959677419354839">
            <text:p>0.9596774194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00765960622835009">
            <text:p>0.0076596062</text:p>
          </table:table-cell>
          <table:table-cell office:value-type="float" office:value="0.959677419354839">
            <text:p>0.9596774194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00763802867025421">
            <text:p>0.0076380287</text:p>
          </table:table-cell>
          <table:table-cell office:value-type="float" office:value="0.959677419354839">
            <text:p>0.9596774194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00761689224076825">
            <text:p>0.0076168922</text:p>
          </table:table-cell>
          <table:table-cell office:value-type="float" office:value="0.959677419354839">
            <text:p>0.9596774194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00759618196455443">
            <text:p>0.007596182</text:p>
          </table:table-cell>
          <table:table-cell office:value-type="float" office:value="0.959677419354839">
            <text:p>0.9596774194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00757588361605489">
            <text:p>0.0075758836</text:p>
          </table:table-cell>
          <table:table-cell office:value-type="float" office:value="0.959677419354839">
            <text:p>0.9596774194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00755598366809898">
            <text:p>0.0075559837</text:p>
          </table:table-cell>
          <table:table-cell office:value-type="float" office:value="0.959677419354839">
            <text:p>0.9596774194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00753646924505549">
            <text:p>0.0075364692</text:p>
          </table:table-cell>
          <table:table-cell office:value-type="float" office:value="0.959677419354839">
            <text:p>0.9596774194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00751732808003886">
            <text:p>0.0075173281</text:p>
          </table:table-cell>
          <table:table-cell office:value-type="float" office:value="0.959677419354839">
            <text:p>0.9596774194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00749854847574162">
            <text:p>0.0074985485</text:p>
          </table:table-cell>
          <table:table-cell office:value-type="float" office:value="0.959677419354839">
            <text:p>0.9596774194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00748011926851696">
            <text:p>0.0074801193</text:p>
          </table:table-cell>
          <table:table-cell office:value-type="float" office:value="0.959677419354839">
            <text:p>0.9596774194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00746202979538151">
            <text:p>0.0074620298</text:p>
          </table:table-cell>
          <table:table-cell office:value-type="float" office:value="0.959677419354839">
            <text:p>0.9596774194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00744426986364675">
            <text:p>0.0074442699</text:p>
          </table:table-cell>
          <table:table-cell office:value-type="float" office:value="0.963709677419355">
            <text:p>0.9637096774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00742682972292232">
            <text:p>0.0074268297</text:p>
          </table:table-cell>
          <table:table-cell office:value-type="float" office:value="0.963709677419355">
            <text:p>0.9637096774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00740970003926312">
            <text:p>0.0074097</text:p>
          </table:table-cell>
          <table:table-cell office:value-type="float" office:value="0.963709677419355">
            <text:p>0.9637096774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00739287187125865">
            <text:p>0.0073928719</text:p>
          </table:table-cell>
          <table:table-cell office:value-type="float" office:value="0.963709677419355">
            <text:p>0.9637096774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00737633664788418">
            <text:p>0.0073763366</text:p>
          </table:table-cell>
          <table:table-cell office:value-type="float" office:value="0.963709677419355">
            <text:p>0.9637096774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00736008614795422">
            <text:p>0.0073600861</text:p>
          </table:table-cell>
          <table:table-cell office:value-type="float" office:value="0.963709677419355">
            <text:p>0.9637096774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734411248103529">
            <text:p>0.0073441125</text:p>
          </table:table-cell>
          <table:table-cell office:value-type="float" office:value="0.963709677419355">
            <text:p>0.9637096774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00732840806968968">
            <text:p>0.0073284081</text:p>
          </table:table-cell>
          <table:table-cell office:value-type="float" office:value="0.963709677419355">
            <text:p>0.9637096774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00731296563293597">
            <text:p>0.0073129656</text:p>
          </table:table-cell>
          <table:table-cell office:value-type="float" office:value="0.963709677419355">
            <text:p>0.9637096774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00729777817082322">
            <text:p>0.0072977782</text:p>
          </table:table-cell>
          <table:table-cell office:value-type="float" office:value="0.963709677419355">
            <text:p>0.9637096774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00728283895002639">
            <text:p>0.007282839</text:p>
          </table:table-cell>
          <table:table-cell office:value-type="float" office:value="0.963709677419355">
            <text:p>0.9637096774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00726814149037941">
            <text:p>0.0072681415</text:p>
          </table:table-cell>
          <table:table-cell office:value-type="float" office:value="0.963709677419355">
            <text:p>0.9637096774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00725367955227065">
            <text:p>0.0072536796</text:p>
          </table:table-cell>
          <table:table-cell office:value-type="float" office:value="0.963709677419355">
            <text:p>0.9637096774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00723944712483281">
            <text:p>0.0072394471</text:p>
          </table:table-cell>
          <table:table-cell office:value-type="float" office:value="0.963709677419355">
            <text:p>0.9637096774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00722543841486556">
            <text:p>0.0072254384</text:p>
          </table:table-cell>
          <table:table-cell office:value-type="float" office:value="0.963709677419355">
            <text:p>0.9637096774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00721164783643468">
            <text:p>0.0072116478</text:p>
          </table:table-cell>
          <table:table-cell office:value-type="float" office:value="0.963709677419355">
            <text:p>0.9637096774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00719807000109749">
            <text:p>0.00719807</text:p>
          </table:table-cell>
          <table:table-cell office:value-type="float" office:value="0.963709677419355">
            <text:p>0.9637096774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00718469970870776">
            <text:p>0.0071846997</text:p>
          </table:table-cell>
          <table:table-cell office:value-type="float" office:value="0.963709677419355">
            <text:p>0.9637096774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00717153193875832">
            <text:p>0.0071715319</text:p>
          </table:table-cell>
          <table:table-cell office:value-type="float" office:value="0.963709677419355">
            <text:p>0.9637096774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00715856184222251">
            <text:p>0.0071585618</text:p>
          </table:table-cell>
          <table:table-cell office:value-type="float" office:value="0.963709677419355">
            <text:p>0.9637096774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00714578473386">
            <text:p>0.0071457847</text:p>
          </table:table-cell>
          <table:table-cell office:value-type="float" office:value="0.963709677419355">
            <text:p>0.9637096774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00713319608495389">
            <text:p>0.0071331961</text:p>
          </table:table-cell>
          <table:table-cell office:value-type="float" office:value="0.963709677419355">
            <text:p>0.9637096774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00712079151645028">
            <text:p>0.0071207915</text:p>
          </table:table-cell>
          <table:table-cell office:value-type="float" office:value="0.963709677419355">
            <text:p>0.9637096774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00710856679247299">
            <text:p>0.0071085668</text:p>
          </table:table-cell>
          <table:table-cell office:value-type="float" office:value="0.963709677419355">
            <text:p>0.9637096774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00709651781418835">
            <text:p>0.0070965178</text:p>
          </table:table-cell>
          <table:table-cell office:value-type="float" office:value="0.963709677419355">
            <text:p>0.9637096774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00708464061399735">
            <text:p>0.0070846406</text:p>
          </table:table-cell>
          <table:table-cell office:value-type="float" office:value="0.963709677419355">
            <text:p>0.9637096774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00707293135003402">
            <text:p>0.0070729314</text:p>
          </table:table-cell>
          <table:table-cell office:value-type="float" office:value="0.963709677419355">
            <text:p>0.9637096774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00706138630095037">
            <text:p>0.0070613863</text:p>
          </table:table-cell>
          <table:table-cell office:value-type="float" office:value="0.963709677419355">
            <text:p>0.9637096774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0070500018609701">
            <text:p>0.0070500019</text:p>
          </table:table-cell>
          <table:table-cell office:value-type="float" office:value="0.963709677419355">
            <text:p>0.9637096774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00703877453519399">
            <text:p>0.0070387745</text:p>
          </table:table-cell>
          <table:table-cell office:value-type="float" office:value="0.963709677419355">
            <text:p>0.9637096774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00702770093514222">
            <text:p>0.0070277009</text:p>
          </table:table-cell>
          <table:table-cell office:value-type="float" office:value="0.963709677419355">
            <text:p>0.9637096774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00701677777451862">
            <text:p>0.0070167778</text:p>
          </table:table-cell>
          <table:table-cell office:value-type="float" office:value="0.963709677419355">
            <text:p>0.9637096774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00700600186518386">
            <text:p>0.0070060019</text:p>
          </table:table-cell>
          <table:table-cell office:value-type="float" office:value="0.963709677419355">
            <text:p>0.9637096774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00699537011332536">
            <text:p>0.0069953701</text:p>
          </table:table-cell>
          <table:table-cell office:value-type="float" office:value="0.963709677419355">
            <text:p>0.9637096774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00698487951581218">
            <text:p>0.0069848795</text:p>
          </table:table-cell>
          <table:table-cell office:value-type="float" office:value="0.963709677419355">
            <text:p>0.9637096774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00697452715672436">
            <text:p>0.0069745272</text:p>
          </table:table-cell>
          <table:table-cell office:value-type="float" office:value="0.963709677419355">
            <text:p>0.9637096774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00696431020404659">
            <text:p>0.0069643102</text:p>
          </table:table-cell>
          <table:table-cell office:value-type="float" office:value="0.963709677419355">
            <text:p>0.9637096774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00695422590651713">
            <text:p>0.0069542259</text:p>
          </table:table-cell>
          <table:table-cell office:value-type="float" office:value="0.963709677419355">
            <text:p>0.9637096774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00694427159062319">
            <text:p>0.0069442716</text:p>
          </table:table-cell>
          <table:table-cell office:value-type="float" office:value="0.963709677419355">
            <text:p>0.9637096774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0069344446577345">
            <text:p>0.0069344447</text:p>
          </table:table-cell>
          <table:table-cell office:value-type="float" office:value="0.963709677419355">
            <text:p>0.9637096774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0069247425813678">
            <text:p>0.0069247426</text:p>
          </table:table-cell>
          <table:table-cell office:value-type="float" office:value="0.963709677419355">
            <text:p>0.9637096774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00691516290457504">
            <text:p>0.0069151629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00690570323744823">
            <text:p>0.0069057032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0068963612547356">
            <text:p>0.0068963613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00688713469356216">
            <text:p>0.0068871347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00687802135125019">
            <text:p>0.0068780214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00686901908323356">
            <text:p>0.0068690191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00686012580106186">
            <text:p>0.0068601258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00685133947048921">
            <text:p>0.0068513395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00684265810964372">
            <text:p>0.0068426581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683407978727348">
            <text:p>0.0068340798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00682560262106534">
            <text:p>0.0068256026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00681722477603292">
            <text:p>0.0068172248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00680894446297022">
            <text:p>0.0068089445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00680075993696793">
            <text:p>0.0068007599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00679266949598947">
            <text:p>0.0067926695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00678467147950342">
            <text:p>0.0067846715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00677676426717036">
            <text:p>0.0067767643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0676894627758095">
            <text:p>0.0067689463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00676121596704322">
            <text:p>0.006761216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00675357182841667">
            <text:p>0.0067535718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00674601238999106">
            <text:p>0.0067460124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00673853621440779">
            <text:p>0.0067385362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00673114189762192">
            <text:p>0.0067311419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00672382806790329">
            <text:p>0.0067238281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00671659338487441">
            <text:p>0.0067165934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00670943653858413">
            <text:p>0.0067094365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00670235624861516">
            <text:p>0.0067023562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00669535126322383">
            <text:p>0.0066953513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00668842035851121">
            <text:p>0.0066884204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0066815623376236">
            <text:p>0.0066815623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00667477602998161">
            <text:p>0.006674776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00666806029053641">
            <text:p>0.0066680603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00666141399905203">
            <text:p>0.006661414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00665483605941263">
            <text:p>0.0066548361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00664832539895362">
            <text:p>0.0066483254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0066418809678159">
            <text:p>0.006641881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00663550173832185">
            <text:p>0.0066355017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00662918670437256">
            <text:p>0.0066291867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00662293488086534">
            <text:p>0.0066229349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00661674530313037">
            <text:p>0.0066167453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00661061702638644">
            <text:p>0.006610617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00660454912521419">
            <text:p>0.0066045491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00659854069304679">
            <text:p>0.0065985407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00659259084167687">
            <text:p>0.0065925908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00658669870077975">
            <text:p>0.0065866987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00658086341745158">
            <text:p>0.0065808634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00657508415576211">
            <text:p>0.0065750842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00656936009632201">
            <text:p>0.0065693601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00656369043586321">
            <text:p>0.0065636904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0065580743868327">
            <text:p>0.0065580744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00655251117699878">
            <text:p>0.0065525112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0065470000490693">
            <text:p>0.006547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00654154026032177">
            <text:p>0.0065415403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00653613108224456">
            <text:p>0.0065361311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00653077180018891">
            <text:p>0.0065307718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00652546171303141">
            <text:p>0.0065254617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0065202001328465">
            <text:p>0.0065202001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00651498638458868">
            <text:p>0.0065149864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00650981980578408">
            <text:p>0.0065098198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00650469974623097">
            <text:p>0.0065046997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00649962556770898">
            <text:p>0.0064996256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0064945966436967">
            <text:p>0.0064945966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0648961235909747">
            <text:p>0.0064896124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0064846721099728">
            <text:p>0.0064846721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00647977530328356">
            <text:p>0.0064797753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00647492135663814">
            <text:p>0.0064749214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00647010969804806">
            <text:p>0.0064701097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00646533976568999">
            <text:p>0.0064653398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00646061100767453">
            <text:p>0.006460611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0.00645592288182133">
            <text:p>0.0064559229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0.0064512748554403">
            <text:p>0.0064512749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0.00644666640511879">
            <text:p>0.0064466664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00644209701651447">
            <text:p>0.006442097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0.00643756618415374">
            <text:p>0.0064375662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0.00643307341123562">
            <text:p>0.0064330734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0.00642861820944068">
            <text:p>0.0064286182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0.00642420009874506">
            <text:p>0.0064242001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00641981860723942">
            <text:p>0.0064198186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0.00641547327095243">
            <text:p>0.0064154733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0.00641116363367895">
            <text:p>0.0064111636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0.00640688924681262">
            <text:p>0.0064068892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0.00640264966918262">
            <text:p>0.0064026497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00639844446689458">
            <text:p>0.0063984445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0.00639427321317566">
            <text:p>0.0063942732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0.00639013548822324">
            <text:p>0.0063901355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0.00638603087905756">
            <text:p>0.0063860309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0.00638195897937798">
            <text:p>0.006381959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00637791938942265">
            <text:p>0.0063779194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0.00637391171583173">
            <text:p>0.0063739117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.00636993557151381">
            <text:p>0.0063699356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0.00636599057551563">
            <text:p>0.0063659906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0.00636207635289487">
            <text:p>0.0063620764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0063581925345959">
            <text:p>0.0063581925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0.0063543387573285">
            <text:p>0.0063543388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0.00635051466344948">
            <text:p>0.0063505147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0.00634671990084683">
            <text:p>0.0063467199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0.00634295412282679">
            <text:p>0.0063429541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0063392169880033">
            <text:p>0.006339217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0.00633550816018997">
            <text:p>0.0063355082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0.0063318273082946">
            <text:p>0.0063318273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0.00632817410621586">
            <text:p>0.0063281741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0.00632454823274233">
            <text:p>0.0063245482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0.00632094937145382">
            <text:p>0.0063209494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0.00631737721062459">
            <text:p>0.0063173772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0.00631383144312882">
            <text:p>0.0063138314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0.00631031176634805">
            <text:p>0.0063103118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0.00630681788208045">
            <text:p>0.0063068179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0630334949645201">
            <text:p>0.0063033495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0.00629990631982967">
            <text:p>0.0062999063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629648806673584">
            <text:p>0.0062964881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.00629309445576498">
            <text:p>0.0062930945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.00628972520950164">
            <text:p>0.0062897252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.00628638005443994">
            <text:p>0.0062863801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0.00628305872090487">
            <text:p>0.0062830587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.00627976094297472">
            <text:p>0.0062797609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0.0062764864584051">
            <text:p>0.0062764865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0.00627323500855428">
            <text:p>0.006273235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0627000633830978">
            <text:p>0.0062700063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0.00626680019601624">
            <text:p>0.0062668002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0.0062636163334043">
            <text:p>0.0062636163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0.00626045450552103">
            <text:p>0.0062604545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0.00625731447066089">
            <text:p>0.0062573145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0.00625419599029816">
            <text:p>0.006254196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0.00625109882902011">
            <text:p>0.0062510988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0.00624802275446112">
            <text:p>0.0062480228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0.00624496753723773">
            <text:p>0.0062449675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0.00624193295088446">
            <text:p>0.006241933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0623891877179034">
            <text:p>0.0062389188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0.00623592477913618">
            <text:p>0.0062359248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0.00623295075483247">
            <text:p>0.0062329508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0.00622999648345791">
            <text:p>0.0062299965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0.00622706175219837">
            <text:p>0.0062270618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0.00622414635078627">
            <text:p>0.0062241464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0.0062212500714406">
            <text:p>0.0062212501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0.00621837270880691">
            <text:p>0.0062183727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0.0062155140598979">
            <text:p>0.0062155141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0.00621267392403392">
            <text:p>0.0062126739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0062098521027838">
            <text:p>0.0062098521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0.00620704839990547">
            <text:p>0.0062070484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0.00620426262128687">
            <text:p>0.0062042626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0.00620149457488632">
            <text:p>0.0062014946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0.00619874407067307">
            <text:p>0.0061987441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00619601092056708">
            <text:p>0.0061960109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0.00619329493837895">
            <text:p>0.0061932949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0.00619059593974867">
            <text:p>0.0061905959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0.00618791374208426">
            <text:p>0.0061879137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0.00618524816449931">
            <text:p>0.0061852482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0.00618259902774968">
            <text:p>0.006182599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0.00617996615416933">
            <text:p>0.0061799662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0.00617734936760465">
            <text:p>0.0061773494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0.00617474849334771">
            <text:p>0.0061747485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0.00617216335806771">
            <text:p>0.0061721634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0616959378974089">
            <text:p>0.0061695938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0.00616703961757842">
            <text:p>0.0061670396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0.00616450067195202">
            <text:p>0.0061645007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0.00616197678431735">
            <text:p>0.0061619768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0.00615946778713455">
            <text:p>0.0061594678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0.00615697351378577">
            <text:p>0.0061569735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0.00615449379848963">
            <text:p>0.0061544938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0.00615202847621167">
            <text:p>0.0061520285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0.00614957738257104">
            <text:p>0.0061495774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0.00614714035374255">
            <text:p>0.0061471404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00614471722635384">
            <text:p>0.0061447172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0.00614230783737705">
            <text:p>0.0061423078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0.00613991202401445">
            <text:p>0.006139912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0.00613752962357745">
            <text:p>0.0061375296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0.00613516047335818">
            <text:p>0.0061351605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0.00613280441049288">
            <text:p>0.0061328044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0.00613046127181647">
            <text:p>0.0061304613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0.0061281308937068">
            <text:p>0.0061281309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0.0061258131119181">
            <text:p>0.0061258131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0.00612350776140208">
            <text:p>0.0061235078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00612121467611536">
            <text:p>0.0061212147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0.00611893368881167">
            <text:p>0.0061189337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0.00611666463081748">
            <text:p>0.0061166646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0.00611440733178856">
            <text:p>0.0061144073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0.00611216161944568">
            <text:p>0.0061121616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0.00610992731928701">
            <text:p>0.0061099273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0.00610770425427413">
            <text:p>0.0061077043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0.00610549224448896">
            <text:p>0.0061054922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0.00610329110675749">
            <text:p>0.0061032911</text:p>
          </table:table-cell>
          <table:table-cell office:value-type="float" office:value="0.967741935483871">
            <text:p>0.9677419355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0.00610110065423666">
            <text:p>0.0061011007</text:p>
          </table:table-cell>
          <table:table-cell office:value-type="float" office:value="0.971774193548387">
            <text:p>0.9717741935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0.00609892069595943">
            <text:p>0.0060989207</text:p>
          </table:table-cell>
          <table:table-cell office:value-type="float" office:value="0.971774193548387">
            <text:p>0.9717741935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0.00609675103633276">
            <text:p>0.006096751</text:p>
          </table:table-cell>
          <table:table-cell office:value-type="float" office:value="0.971774193548387">
            <text:p>0.9717741935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0.00609459147458231">
            <text:p>0.0060945915</text:p>
          </table:table-cell>
          <table:table-cell office:value-type="float" office:value="0.971774193548387">
            <text:p>0.9717741935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0.00609244180413679">
            <text:p>0.0060924418</text:p>
          </table:table-cell>
          <table:table-cell office:value-type="float" office:value="0.971774193548387">
            <text:p>0.9717741935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0.00609030181194381">
            <text:p>0.0060903018</text:p>
          </table:table-cell>
          <table:table-cell office:value-type="float" office:value="0.971774193548387">
            <text:p>0.9717741935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0.00608817127770749">
            <text:p>0.0060881713</text:p>
          </table:table-cell>
          <table:table-cell office:value-type="float" office:value="0.971774193548387">
            <text:p>0.9717741935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0.00608604997303706">
            <text:p>0.00608605</text:p>
          </table:table-cell>
          <table:table-cell office:value-type="float" office:value="0.971774193548387">
            <text:p>0.9717741935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0.00608393766049371">
            <text:p>0.0060839377</text:p>
          </table:table-cell>
          <table:table-cell office:value-type="float" office:value="0.971774193548387">
            <text:p>0.9717741935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0.0060818340925201">
            <text:p>0.0060818341</text:p>
          </table:table-cell>
          <table:table-cell office:value-type="float" office:value="0.971774193548387">
            <text:p>0.9717741935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0.00607973901023593">
            <text:p>0.006079739</text:p>
          </table:table-cell>
          <table:table-cell office:value-type="float" office:value="0.971774193548387">
            <text:p>0.9717741935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0.00607765214207807">
            <text:p>0.0060776521</text:p>
          </table:table-cell>
          <table:table-cell office:value-type="float" office:value="0.971774193548387">
            <text:p>0.9717741935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0.00607557320226153">
            <text:p>0.0060755732</text:p>
          </table:table-cell>
          <table:table-cell office:value-type="float" office:value="0.971774193548387">
            <text:p>0.9717741935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0.00607350188903216">
            <text:p>0.0060735019</text:p>
          </table:table-cell>
          <table:table-cell office:value-type="float" office:value="0.971774193548387">
            <text:p>0.9717741935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0.00607143788267725">
            <text:p>0.0060714379</text:p>
          </table:table-cell>
          <table:table-cell office:value-type="float" office:value="0.971774193548387">
            <text:p>0.9717741935</text:p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0.00606938084325311">
            <text:p>0.0060693808</text:p>
          </table:table-cell>
          <table:table-cell office:value-type="float" office:value="0.971774193548387">
            <text:p>0.9717741935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0.00606733040798122">
            <text:p>0.0060673304</text:p>
          </table:table-cell>
          <table:table-cell office:value-type="float" office:value="0.971774193548387">
            <text:p>0.9717741935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0.00606528618825443">
            <text:p>0.0060652862</text:p>
          </table:table-cell>
          <table:table-cell office:value-type="float" office:value="0.971774193548387">
            <text:p>0.9717741935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0.00606324776618276">
            <text:p>0.0060632478</text:p>
          </table:table-cell>
          <table:table-cell office:value-type="float" office:value="0.971774193548387">
            <text:p>0.9717741935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0.00606121469059348">
            <text:p>0.0060612147</text:p>
          </table:table-cell>
          <table:table-cell office:value-type="float" office:value="0.971774193548387">
            <text:p>0.9717741935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0.00605918647238194">
            <text:p>0.0060591865</text:p>
          </table:table-cell>
          <table:table-cell office:value-type="float" office:value="0.971774193548387">
            <text:p>0.9717741935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0.00605716257908584">
            <text:p>0.0060571626</text:p>
          </table:table-cell>
          <table:table-cell office:value-type="float" office:value="0.971774193548387">
            <text:p>0.9717741935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0.00605514242852735">
            <text:p>0.0060551424</text:p>
          </table:table-cell>
          <table:table-cell office:value-type="float" office:value="0.971774193548387">
            <text:p>0.9717741935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0.00605312538133068">
            <text:p>0.0060531254</text:p>
          </table:table-cell>
          <table:table-cell office:value-type="float" office:value="0.971774193548387">
            <text:p>0.9717741935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0.00605111073207596">
            <text:p>0.0060511107</text:p>
          </table:table-cell>
          <table:table-cell office:value-type="float" office:value="0.971774193548387">
            <text:p>0.9717741935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0.00604909769879128">
            <text:p>0.0060490977</text:p>
          </table:table-cell>
          <table:table-cell office:value-type="float" office:value="0.971774193548387">
            <text:p>0.9717741935</text:p>
          </table:table-cell>
          <table:table-cell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0.00604708541040865">
            <text:p>0.0060470854</text:p>
          </table:table-cell>
          <table:table-cell office:value-type="float" office:value="0.971774193548387">
            <text:p>0.9717741935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0.00604507289171097">
            <text:p>0.0060450729</text:p>
          </table:table-cell>
          <table:table-cell office:value-type="float" office:value="0.971774193548387">
            <text:p>0.9717741935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604305904516904">
            <text:p>0.006043059</text:p>
          </table:table-cell>
          <table:table-cell office:value-type="float" office:value="0.971774193548387">
            <text:p>0.9717741935</text:p>
          </table:table-cell>
          <table:table-cell/>
        </table:table-row>
        <table:table-row table:style-name="ro1">
          <table:table-cell office:value-type="string">
            <text:p>Time to train (in seconds): 76.057</text:p>
          </table:table-cell>
          <table:table-cell table:number-columns-repeated="3"/>
        </table:table-row>
        <table:table-row table:style-name="ro1">
          <table:table-cell office:value-type="string">
            <text:p>Training set accuracy: 0.9946091644204852</text:p>
          </table:table-cell>
          <table:table-cell table:number-columns-repeated="3"/>
        </table:table-row>
        <table:table-row table:style-name="ro1">
          <table:table-cell office:value-type="string">
            <text:p>Test set accuracy: 0.9717741935483871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8">02/18/2013</text:date>, <text:time>22:4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18T22:41:18</dc:date>
    <dc:creator>steve </dc:creator>
    <meta:generator>LibreOffice/3.4$Unix LibreOffice_project/340m1$Build-402</meta:generator>
    <meta:editing-duration>PT11S</meta:editing-duration>
    <meta:editing-cycles>1</meta:editing-cycles>
    <meta:document-statistic meta:table-count="1" meta:cell-count="15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24cm" svg:y="0.316cm" chart:style-name="ch2">
          <text:p>alpha=0.7,n=0.2, 64 hidden units(1)</text:p>
        </chart:title>
        <chart:legend chart:legend-position="end" svg:x="10.872cm" svg:y="3.753cm" style:legend-expansion="high" chart:style-name="ch3"/>
        <chart:plot-area chart:style-name="ch4" table:cell-range-address="Sheet1.A14:Sheet1.C513 Sheet1.B13:Sheet1.C13" chart:data-source-has-labels="row" svg:x="1.331cm" svg:y="1.635cm" svg:width="8.901cm" svg:height="6.204cm">
          <chartooo:coordinate-region svg:x="2.058cm" svg:y="1.835cm" svg:width="7.894cm" svg:height="5.357cm"/>
          <chart:axis chart:dimension="x" chart:name="primary-x" chart:style-name="ch5">
            <chart:title svg:x="5.181cm" svg:y="8.019cm" chart:style-name="ch6">
              <text:p>Epochs</text:p>
            </chart:title>
            <chart:grid chart:style-name="ch7" chart:class="major"/>
          </chart:axis>
          <chart:axis chart:dimension="y" chart:name="primary-y" chart:style-name="ch5">
            <chart:title svg:x="0.451cm" svg:y="4.94cm" chart:style-name="ch8">
              <text:p>%</text:p>
            </chart:title>
            <chart:grid chart:style-name="ch7" chart:class="major"/>
          </chart:axis>
          <chart:series chart:style-name="ch9" chart:values-cell-range-address="Sheet1.B14:Sheet1.B513" chart:label-cell-address="Sheet1.B13:Sheet1.B13" chart:class="chart:scatter">
            <chart:domain table:cell-range-address="Sheet1.A14:Sheet1.A513"/>
            <chart:data-point chart:repeated="500"/>
          </chart:series>
          <chart:series chart:style-name="ch10" chart:values-cell-range-address="Sheet1.C14:Sheet1.C513" chart:label-cell-address="Sheet1.C13:Sheet1.C13" chart:class="chart:scatter">
            <chart:data-point chart:repeated="5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Training MSE</text:p>
                <draw:g>
                  <svg:desc>Sheet1.B13:Sheet1.B13</svg:desc>
                </draw:g>
              </table:table-cell>
              <table:table-cell office:value-type="string">
                <text:p> Validation Classification Accuracy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4:Sheet1.A513</svg:desc>
                </draw:g>
              </table:table-cell>
              <table:table-cell office:value-type="float" office:value="0.925159148851631">
                <text:p>0.925159148851631</text:p>
                <draw:g>
                  <svg:desc>Sheet1.B14:Sheet1.B513</svg:desc>
                </draw:g>
              </table:table-cell>
              <table:table-cell office:value-type="float" office:value="0.229838709677419">
                <text:p>0.229838709677419</text:p>
                <draw:g>
                  <svg:desc>Sheet1.C14:Sheet1.C5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33941345156079">
                <text:p>0.833941345156079</text:p>
              </table:table-cell>
              <table:table-cell office:value-type="float" office:value="0.310483870967742">
                <text:p>0.3104838709677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72747239773547">
                <text:p>0.772747239773547</text:p>
              </table:table-cell>
              <table:table-cell office:value-type="float" office:value="0.439516129032258">
                <text:p>0.4395161290322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22346569972579">
                <text:p>0.722346569972579</text:p>
              </table:table-cell>
              <table:table-cell office:value-type="float" office:value="0.495967741935484">
                <text:p>0.4959677419354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8802597239302">
                <text:p>0.68802597239302</text:p>
              </table:table-cell>
              <table:table-cell office:value-type="float" office:value="0.524193548387097">
                <text:p>0.5241935483870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61951263709896">
                <text:p>0.661951263709896</text:p>
              </table:table-cell>
              <table:table-cell office:value-type="float" office:value="0.520161290322581">
                <text:p>0.5201612903225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39667181615497">
                <text:p>0.639667181615497</text:p>
              </table:table-cell>
              <table:table-cell office:value-type="float" office:value="0.528225806451613">
                <text:p>0.5282258064516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19332712566327">
                <text:p>0.619332712566327</text:p>
              </table:table-cell>
              <table:table-cell office:value-type="float" office:value="0.536290322580645">
                <text:p>0.5362903225806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599466765514483">
                <text:p>0.599466765514483</text:p>
              </table:table-cell>
              <table:table-cell office:value-type="float" office:value="0.57258064516129">
                <text:p>0.572580645161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7950672462483">
                <text:p>0.57950672462483</text:p>
              </table:table-cell>
              <table:table-cell office:value-type="float" office:value="0.596774193548387">
                <text:p>0.5967741935483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559924333427789">
                <text:p>0.559924333427789</text:p>
              </table:table-cell>
              <table:table-cell office:value-type="float" office:value="0.608870967741936">
                <text:p>0.6088709677419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541515183653548">
                <text:p>0.541515183653548</text:p>
              </table:table-cell>
              <table:table-cell office:value-type="float" office:value="0.657258064516129">
                <text:p>0.6572580645161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524504129298569">
                <text:p>0.524504129298569</text:p>
              </table:table-cell>
              <table:table-cell office:value-type="float" office:value="0.685483870967742">
                <text:p>0.6854838709677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509182479548725">
                <text:p>0.509182479548725</text:p>
              </table:table-cell>
              <table:table-cell office:value-type="float" office:value="0.69758064516129">
                <text:p>0.697580645161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495153552405535">
                <text:p>0.495153552405535</text:p>
              </table:table-cell>
              <table:table-cell office:value-type="float" office:value="0.717741935483871">
                <text:p>0.7177419354838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481333762165618">
                <text:p>0.481333762165618</text:p>
              </table:table-cell>
              <table:table-cell office:value-type="float" office:value="0.733870967741936">
                <text:p>0.7338709677419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463809930177386">
                <text:p>0.463809930177386</text:p>
              </table:table-cell>
              <table:table-cell office:value-type="float" office:value="0.754032258064516">
                <text:p>0.7540322580645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445142823734604">
                <text:p>0.44514282373460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429265358783833">
                <text:p>0.429265358783833</text:p>
              </table:table-cell>
              <table:table-cell office:value-type="float" office:value="0.737903225806452">
                <text:p>0.7379032258064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414248596770813">
                <text:p>0.414248596770813</text:p>
              </table:table-cell>
              <table:table-cell office:value-type="float" office:value="0.762096774193548">
                <text:p>0.7620967741935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400103103268882">
                <text:p>0.400103103268882</text:p>
              </table:table-cell>
              <table:table-cell office:value-type="float" office:value="0.774193548387097">
                <text:p>0.7741935483870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38673297297189">
                <text:p>0.38673297297189</text:p>
              </table:table-cell>
              <table:table-cell office:value-type="float" office:value="0.790322580645161">
                <text:p>0.7903225806451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374168461718159">
                <text:p>0.374168461718159</text:p>
              </table:table-cell>
              <table:table-cell office:value-type="float" office:value="0.798387096774194">
                <text:p>0.7983870967741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362885840129601">
                <text:p>0.362885840129601</text:p>
              </table:table-cell>
              <table:table-cell office:value-type="float" office:value="0.80241935483871">
                <text:p>0.802419354838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352553035326675">
                <text:p>0.352553035326675</text:p>
              </table:table-cell>
              <table:table-cell office:value-type="float" office:value="0.814516129032258">
                <text:p>0.8145161290322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341103276346633">
                <text:p>0.341103276346633</text:p>
              </table:table-cell>
              <table:table-cell office:value-type="float" office:value="0.826612903225806">
                <text:p>0.8266129032258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328626786972925">
                <text:p>0.328626786972925</text:p>
              </table:table-cell>
              <table:table-cell office:value-type="float" office:value="0.842741935483871">
                <text:p>0.8427419354838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317174681211766">
                <text:p>0.317174681211766</text:p>
              </table:table-cell>
              <table:table-cell office:value-type="float" office:value="0.842741935483871">
                <text:p>0.8427419354838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306944522251674">
                <text:p>0.306944522251674</text:p>
              </table:table-cell>
              <table:table-cell office:value-type="float" office:value="0.850806451612903">
                <text:p>0.8508064516129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297354011755604">
                <text:p>0.297354011755604</text:p>
              </table:table-cell>
              <table:table-cell office:value-type="float" office:value="0.850806451612903">
                <text:p>0.8508064516129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288107731460486">
                <text:p>0.288107731460486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279521634103859">
                <text:p>0.279521634103859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271259998437152">
                <text:p>0.271259998437152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262001675845646">
                <text:p>0.262001675845646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253178010687889">
                <text:p>0.253178010687889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244662442601588">
                <text:p>0.244662442601588</text:p>
              </table:table-cell>
              <table:table-cell office:value-type="float" office:value="0.850806451612903">
                <text:p>0.8508064516129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236800923448659">
                <text:p>0.236800923448659</text:p>
              </table:table-cell>
              <table:table-cell office:value-type="float" office:value="0.850806451612903">
                <text:p>0.8508064516129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229694116807443">
                <text:p>0.229694116807443</text:p>
              </table:table-cell>
              <table:table-cell office:value-type="float" office:value="0.850806451612903">
                <text:p>0.8508064516129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223596708162666">
                <text:p>0.223596708162666</text:p>
              </table:table-cell>
              <table:table-cell office:value-type="float" office:value="0.850806451612903">
                <text:p>0.8508064516129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218127834341831">
                <text:p>0.218127834341831</text:p>
              </table:table-cell>
              <table:table-cell office:value-type="float" office:value="0.850806451612903">
                <text:p>0.8508064516129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212770641556682">
                <text:p>0.212770641556682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207176994397394">
                <text:p>0.207176994397394</text:p>
              </table:table-cell>
              <table:table-cell office:value-type="float" office:value="0.842741935483871">
                <text:p>0.8427419354838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201678610438068">
                <text:p>0.201678610438068</text:p>
              </table:table-cell>
              <table:table-cell office:value-type="float" office:value="0.842741935483871">
                <text:p>0.8427419354838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196424509551994">
                <text:p>0.196424509551994</text:p>
              </table:table-cell>
              <table:table-cell office:value-type="float" office:value="0.838709677419355">
                <text:p>0.8387096774193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191132037545068">
                <text:p>0.191132037545068</text:p>
              </table:table-cell>
              <table:table-cell office:value-type="float" office:value="0.838709677419355">
                <text:p>0.8387096774193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186946420052877">
                <text:p>0.186946420052877</text:p>
              </table:table-cell>
              <table:table-cell office:value-type="float" office:value="0.850806451612903">
                <text:p>0.8508064516129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183838339033287">
                <text:p>0.183838339033287</text:p>
              </table:table-cell>
              <table:table-cell office:value-type="float" office:value="0.842741935483871">
                <text:p>0.8427419354838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179659308652741">
                <text:p>0.179659308652741</text:p>
              </table:table-cell>
              <table:table-cell office:value-type="float" office:value="0.838709677419355">
                <text:p>0.8387096774193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175027525635571">
                <text:p>0.175027525635571</text:p>
              </table:table-cell>
              <table:table-cell office:value-type="float" office:value="0.834677419354839">
                <text:p>0.8346774193548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171802857777242">
                <text:p>0.171802857777242</text:p>
              </table:table-cell>
              <table:table-cell office:value-type="float" office:value="0.834677419354839">
                <text:p>0.8346774193548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169069357069524">
                <text:p>0.169069357069524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166251343179204">
                <text:p>0.166251343179204</text:p>
              </table:table-cell>
              <table:table-cell office:value-type="float" office:value="0.842741935483871">
                <text:p>0.8427419354838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164029484151423">
                <text:p>0.164029484151423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159259665111338">
                <text:p>0.159259665111338</text:p>
              </table:table-cell>
              <table:table-cell office:value-type="float" office:value="0.842741935483871">
                <text:p>0.8427419354838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157397964398783">
                <text:p>0.157397964398783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15288424176888">
                <text:p>0.15288424176888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150036997166715">
                <text:p>0.150036997166715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146168172971901">
                <text:p>0.146168172971901</text:p>
              </table:table-cell>
              <table:table-cell office:value-type="float" office:value="0.866935483870968">
                <text:p>0.8669354838709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143240778117077">
                <text:p>0.143240778117077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141738704999818">
                <text:p>0.141738704999818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139866170608782">
                <text:p>0.139866170608782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138788570081892">
                <text:p>0.138788570081892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133700941830019">
                <text:p>0.133700941830019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133334241188195">
                <text:p>0.133334241188195</text:p>
              </table:table-cell>
              <table:table-cell office:value-type="float" office:value="0.899193548387097">
                <text:p>0.8991935483870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131193373407073">
                <text:p>0.131193373407073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127840486864037">
                <text:p>0.127840486864037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121506591677985">
                <text:p>0.121506591677985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118031618114068">
                <text:p>0.118031618114068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116496472240128">
                <text:p>0.116496472240128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110916354925828">
                <text:p>0.110916354925828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109901324964934">
                <text:p>0.109901324964934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113049148449029">
                <text:p>0.113049148449029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112406594862775">
                <text:p>0.112406594862775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102305062951652">
                <text:p>0.102305062951652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103082324471284">
                <text:p>0.103082324471284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111083819142957">
                <text:p>0.111083819142957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112413799720179">
                <text:p>0.112413799720179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108972769857169">
                <text:p>0.108972769857169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107838466212979">
                <text:p>0.107838466212979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970911552988144">
                <text:p>0.0970911552988144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940739747013208">
                <text:p>0.0940739747013208</text:p>
              </table:table-cell>
              <table:table-cell office:value-type="float" office:value="0.891129032258064">
                <text:p>0.8911290322580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101069208511249">
                <text:p>0.101069208511249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115561830512884">
                <text:p>0.115561830512884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107555250411972">
                <text:p>0.107555250411972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894613385574085">
                <text:p>0.0894613385574085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797400233726093">
                <text:p>0.0797400233726093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0809427196975507">
                <text:p>0.0809427196975507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0744196844183073">
                <text:p>0.0744196844183073</text:p>
              </table:table-cell>
              <table:table-cell office:value-type="float" office:value="0.923387096774194">
                <text:p>0.9233870967741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0767638654014251">
                <text:p>0.0767638654014251</text:p>
              </table:table-cell>
              <table:table-cell office:value-type="float" office:value="0.931451612903226">
                <text:p>0.9314516129032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826143090857091">
                <text:p>0.0826143090857091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083298191473833">
                <text:p>0.083298191473833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10582557619117">
                <text:p>0.10582557619117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902563819410078">
                <text:p>0.0902563819410078</text:p>
              </table:table-cell>
              <table:table-cell office:value-type="float" office:value="0.923387096774194">
                <text:p>0.9233870967741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816725140246302">
                <text:p>0.0816725140246302</text:p>
              </table:table-cell>
              <table:table-cell office:value-type="float" office:value="0.915322580645161">
                <text:p>0.9153225806451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0708332549082482">
                <text:p>0.0708332549082482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704661462337507">
                <text:p>0.0704661462337507</text:p>
              </table:table-cell>
              <table:table-cell office:value-type="float" office:value="0.955645161290323">
                <text:p>0.9556451612903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0701118633941284">
                <text:p>0.0701118633941284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0705072590486975">
                <text:p>0.0705072590486975</text:p>
              </table:table-cell>
              <table:table-cell office:value-type="float" office:value="0.951612903225806">
                <text:p>0.9516129032258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0696219935146606">
                <text:p>0.0696219935146606</text:p>
              </table:table-cell>
              <table:table-cell office:value-type="float" office:value="0.959677419354839">
                <text:p>0.9596774193548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679585386255065">
                <text:p>0.0679585386255065</text:p>
              </table:table-cell>
              <table:table-cell office:value-type="float" office:value="0.951612903225806">
                <text:p>0.9516129032258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0609644985044866">
                <text:p>0.0609644985044866</text:p>
              </table:table-cell>
              <table:table-cell office:value-type="float" office:value="0.951612903225806">
                <text:p>0.9516129032258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060316072772361">
                <text:p>0.060316072772361</text:p>
              </table:table-cell>
              <table:table-cell office:value-type="float" office:value="0.955645161290323">
                <text:p>0.9556451612903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0570686368602337">
                <text:p>0.0570686368602337</text:p>
              </table:table-cell>
              <table:table-cell office:value-type="float" office:value="0.951612903225806">
                <text:p>0.9516129032258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0561394755673117">
                <text:p>0.0561394755673117</text:p>
              </table:table-cell>
              <table:table-cell office:value-type="float" office:value="0.955645161290323">
                <text:p>0.9556451612903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0561440157632694">
                <text:p>0.0561440157632694</text:p>
              </table:table-cell>
              <table:table-cell office:value-type="float" office:value="0.951612903225806">
                <text:p>0.9516129032258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0537714238730559">
                <text:p>0.0537714238730559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0534664122265644">
                <text:p>0.0534664122265644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0643971673028027">
                <text:p>0.0643971673028027</text:p>
              </table:table-cell>
              <table:table-cell office:value-type="float" office:value="0.951612903225806">
                <text:p>0.9516129032258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0572468737939224">
                <text:p>0.0572468737939224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0547877465048021">
                <text:p>0.0547877465048021</text:p>
              </table:table-cell>
              <table:table-cell office:value-type="float" office:value="0.951612903225806">
                <text:p>0.9516129032258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0532802661439155">
                <text:p>0.0532802661439155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0517232000248713">
                <text:p>0.0517232000248713</text:p>
              </table:table-cell>
              <table:table-cell office:value-type="float" office:value="0.931451612903226">
                <text:p>0.9314516129032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0524761042405428">
                <text:p>0.0524761042405428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0613047309996996">
                <text:p>0.0613047309996996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0511694985095803">
                <text:p>0.0511694985095803</text:p>
              </table:table-cell>
              <table:table-cell office:value-type="float" office:value="0.931451612903226">
                <text:p>0.9314516129032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0444694178594148">
                <text:p>0.0444694178594148</text:p>
              </table:table-cell>
              <table:table-cell office:value-type="float" office:value="0.955645161290323">
                <text:p>0.9556451612903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0528114242775792">
                <text:p>0.0528114242775792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0422964932387097">
                <text:p>0.0422964932387097</text:p>
              </table:table-cell>
              <table:table-cell office:value-type="float" office:value="0.951612903225806">
                <text:p>0.9516129032258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0453935962381485">
                <text:p>0.0453935962381485</text:p>
              </table:table-cell>
              <table:table-cell office:value-type="float" office:value="0.951612903225806">
                <text:p>0.9516129032258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0449945557221724">
                <text:p>0.0449945557221724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0510872670922177">
                <text:p>0.0510872670922177</text:p>
              </table:table-cell>
              <table:table-cell office:value-type="float" office:value="0.955645161290323">
                <text:p>0.9556451612903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0453073839704251">
                <text:p>0.0453073839704251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0431556983651358">
                <text:p>0.0431556983651358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045314450199734">
                <text:p>0.045314450199734</text:p>
              </table:table-cell>
              <table:table-cell office:value-type="float" office:value="0.955645161290323">
                <text:p>0.9556451612903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0403021232968115">
                <text:p>0.0403021232968115</text:p>
              </table:table-cell>
              <table:table-cell office:value-type="float" office:value="0.955645161290323">
                <text:p>0.9556451612903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0390664063823563">
                <text:p>0.0390664063823563</text:p>
              </table:table-cell>
              <table:table-cell office:value-type="float" office:value="0.955645161290323">
                <text:p>0.9556451612903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0345982706308237">
                <text:p>0.0345982706308237</text:p>
              </table:table-cell>
              <table:table-cell office:value-type="float" office:value="0.951612903225806">
                <text:p>0.9516129032258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0328637122091607">
                <text:p>0.0328637122091607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0325142697261892">
                <text:p>0.0325142697261892</text:p>
              </table:table-cell>
              <table:table-cell office:value-type="float" office:value="0.951612903225806">
                <text:p>0.9516129032258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0340361827115561">
                <text:p>0.0340361827115561</text:p>
              </table:table-cell>
              <table:table-cell office:value-type="float" office:value="0.955645161290323">
                <text:p>0.9556451612903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0325178624304191">
                <text:p>0.0325178624304191</text:p>
              </table:table-cell>
              <table:table-cell office:value-type="float" office:value="0.955645161290323">
                <text:p>0.95564516129032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0306902040506638">
                <text:p>0.0306902040506638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0313471393839628">
                <text:p>0.0313471393839628</text:p>
              </table:table-cell>
              <table:table-cell office:value-type="float" office:value="0.951612903225806">
                <text:p>0.9516129032258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0299930471832091">
                <text:p>0.0299930471832091</text:p>
              </table:table-cell>
              <table:table-cell office:value-type="float" office:value="0.959677419354839">
                <text:p>0.9596774193548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0299152757654991">
                <text:p>0.0299152757654991</text:p>
              </table:table-cell>
              <table:table-cell office:value-type="float" office:value="0.951612903225806">
                <text:p>0.9516129032258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0337433991196121">
                <text:p>0.0337433991196121</text:p>
              </table:table-cell>
              <table:table-cell office:value-type="float" office:value="0.959677419354839">
                <text:p>0.95967741935483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0374358310404417">
                <text:p>0.0374358310404417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0444919358071268">
                <text:p>0.0444919358071268</text:p>
              </table:table-cell>
              <table:table-cell office:value-type="float" office:value="0.955645161290323">
                <text:p>0.9556451612903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0353806988677369">
                <text:p>0.0353806988677369</text:p>
              </table:table-cell>
              <table:table-cell office:value-type="float" office:value="0.955645161290323">
                <text:p>0.9556451612903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0285142351639368">
                <text:p>0.0285142351639368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0324135841890829">
                <text:p>0.0324135841890829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0270836869678459">
                <text:p>0.0270836869678459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0272843574800447">
                <text:p>0.0272843574800447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0429166786336511">
                <text:p>0.0429166786336511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0335443389843403">
                <text:p>0.0335443389843403</text:p>
              </table:table-cell>
              <table:table-cell office:value-type="float" office:value="0.923387096774194">
                <text:p>0.9233870967741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0485070943879929">
                <text:p>0.0485070943879929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0662266157129764">
                <text:p>0.0662266157129764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0362008300996794">
                <text:p>0.0362008300996794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0385203191766685">
                <text:p>0.0385203191766685</text:p>
              </table:table-cell>
              <table:table-cell office:value-type="float" office:value="0.923387096774194">
                <text:p>0.92338709677419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073711103971448">
                <text:p>0.073711103971448</text:p>
              </table:table-cell>
              <table:table-cell office:value-type="float" office:value="0.923387096774194">
                <text:p>0.92338709677419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0544774031063248">
                <text:p>0.0544774031063248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0386831531920648">
                <text:p>0.0386831531920648</text:p>
              </table:table-cell>
              <table:table-cell office:value-type="float" office:value="0.951612903225806">
                <text:p>0.9516129032258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0368385713463357">
                <text:p>0.0368385713463357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024846715533613">
                <text:p>0.024846715533613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0239276296694213">
                <text:p>0.0239276296694213</text:p>
              </table:table-cell>
              <table:table-cell office:value-type="float" office:value="0.951612903225806">
                <text:p>0.9516129032258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0217988711139903">
                <text:p>0.0217988711139903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0260573213510094">
                <text:p>0.0260573213510094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0379805251323088">
                <text:p>0.0379805251323088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0279474602989187">
                <text:p>0.0279474602989187</text:p>
              </table:table-cell>
              <table:table-cell office:value-type="float" office:value="0.955645161290323">
                <text:p>0.9556451612903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0329632594378245">
                <text:p>0.0329632594378245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0400197344170745">
                <text:p>0.0400197344170745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0199435245999438">
                <text:p>0.0199435245999438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017952403410923">
                <text:p>0.017952403410923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0175250334125044">
                <text:p>0.0175250334125044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170418287088003">
                <text:p>0.0170418287088003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0165881512391417">
                <text:p>0.0165881512391417</text:p>
              </table:table-cell>
              <table:table-cell office:value-type="float" office:value="0.951612903225806">
                <text:p>0.95161290322580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0161537348266222">
                <text:p>0.0161537348266222</text:p>
              </table:table-cell>
              <table:table-cell office:value-type="float" office:value="0.951612903225806">
                <text:p>0.9516129032258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0157488457823244">
                <text:p>0.0157488457823244</text:p>
              </table:table-cell>
              <table:table-cell office:value-type="float" office:value="0.951612903225806">
                <text:p>0.9516129032258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0153683580371584">
                <text:p>0.0153683580371584</text:p>
              </table:table-cell>
              <table:table-cell office:value-type="float" office:value="0.951612903225806">
                <text:p>0.95161290322580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0150139680452262">
                <text:p>0.0150139680452262</text:p>
              </table:table-cell>
              <table:table-cell office:value-type="float" office:value="0.951612903225806">
                <text:p>0.9516129032258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0146884627815414">
                <text:p>0.0146884627815414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0143922614230612">
                <text:p>0.0143922614230612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0141233326997944">
                <text:p>0.0141233326997944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0138786599553074">
                <text:p>0.0138786599553074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0136553787385339">
                <text:p>0.0136553787385339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0134513322583051">
                <text:p>0.0134513322583051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0132653114888327">
                <text:p>0.0132653114888327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0130967397178265">
                <text:p>0.0130967397178265</text:p>
              </table:table-cell>
              <table:table-cell office:value-type="float" office:value="0.951612903225806">
                <text:p>0.9516129032258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0129431004513247">
                <text:p>0.0129431004513247</text:p>
              </table:table-cell>
              <table:table-cell office:value-type="float" office:value="0.951612903225806">
                <text:p>0.9516129032258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0127927185271766">
                <text:p>0.0127927185271766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0126209713830754">
                <text:p>0.0126209713830754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0124142482178166">
                <text:p>0.0124142482178166</text:p>
              </table:table-cell>
              <table:table-cell office:value-type="float" office:value="0.951612903225806">
                <text:p>0.9516129032258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0121865017382209">
                <text:p>0.0121865017382209</text:p>
              </table:table-cell>
              <table:table-cell office:value-type="float" office:value="0.955645161290323">
                <text:p>0.9556451612903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0119578464120325">
                <text:p>0.0119578464120325</text:p>
              </table:table-cell>
              <table:table-cell office:value-type="float" office:value="0.955645161290323">
                <text:p>0.95564516129032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0117401549956615">
                <text:p>0.0117401549956615</text:p>
              </table:table-cell>
              <table:table-cell office:value-type="float" office:value="0.955645161290323">
                <text:p>0.9556451612903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0115336667667214">
                <text:p>0.0115336667667214</text:p>
              </table:table-cell>
              <table:table-cell office:value-type="float" office:value="0.955645161290323">
                <text:p>0.9556451612903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011332789832662">
                <text:p>0.011332789832662</text:p>
              </table:table-cell>
              <table:table-cell office:value-type="float" office:value="0.955645161290323">
                <text:p>0.95564516129032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0111328977251669">
                <text:p>0.0111328977251669</text:p>
              </table:table-cell>
              <table:table-cell office:value-type="float" office:value="0.951612903225806">
                <text:p>0.9516129032258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0109326862837283">
                <text:p>0.0109326862837283</text:p>
              </table:table-cell>
              <table:table-cell office:value-type="float" office:value="0.951612903225806">
                <text:p>0.9516129032258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0107332312325939">
                <text:p>0.0107332312325939</text:p>
              </table:table-cell>
              <table:table-cell office:value-type="float" office:value="0.951612903225806">
                <text:p>0.9516129032258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0105368776811049">
                <text:p>0.0105368776811049</text:p>
              </table:table-cell>
              <table:table-cell office:value-type="float" office:value="0.955645161290323">
                <text:p>0.9556451612903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0103467515160343">
                <text:p>0.0103467515160343</text:p>
              </table:table-cell>
              <table:table-cell office:value-type="float" office:value="0.955645161290323">
                <text:p>0.95564516129032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0101662408648888">
                <text:p>0.0101662408648888</text:p>
              </table:table-cell>
              <table:table-cell office:value-type="float" office:value="0.955645161290323">
                <text:p>0.9556451612903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00999817520056283">
                <text:p>0.00999817520056283</text:p>
              </table:table-cell>
              <table:table-cell office:value-type="float" office:value="0.955645161290323">
                <text:p>0.9556451612903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00984410742767287">
                <text:p>0.00984410742767287</text:p>
              </table:table-cell>
              <table:table-cell office:value-type="float" office:value="0.955645161290323">
                <text:p>0.95564516129032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0097041676715877">
                <text:p>0.0097041676715877</text:p>
              </table:table-cell>
              <table:table-cell office:value-type="float" office:value="0.955645161290323">
                <text:p>0.95564516129032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00957746263267089">
                <text:p>0.00957746263267089</text:p>
              </table:table-cell>
              <table:table-cell office:value-type="float" office:value="0.955645161290323">
                <text:p>0.9556451612903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00946261298677163">
                <text:p>0.00946261298677163</text:p>
              </table:table-cell>
              <table:table-cell office:value-type="float" office:value="0.955645161290323">
                <text:p>0.9556451612903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0093581286618566">
                <text:p>0.0093581286618566</text:p>
              </table:table-cell>
              <table:table-cell office:value-type="float" office:value="0.955645161290323">
                <text:p>0.95564516129032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092625947716578">
                <text:p>0.0092625947716578</text:p>
              </table:table-cell>
              <table:table-cell office:value-type="float" office:value="0.959677419354839">
                <text:p>0.9596774193548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00917474763092562">
                <text:p>0.00917474763092562</text:p>
              </table:table-cell>
              <table:table-cell office:value-type="float" office:value="0.955645161290323">
                <text:p>0.95564516129032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00909349823814742">
                <text:p>0.00909349823814742</text:p>
              </table:table-cell>
              <table:table-cell office:value-type="float" office:value="0.955645161290323">
                <text:p>0.95564516129032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00901792895731612">
                <text:p>0.00901792895731612</text:p>
              </table:table-cell>
              <table:table-cell office:value-type="float" office:value="0.963709677419355">
                <text:p>0.96370967741935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00894727646024926">
                <text:p>0.00894727646024926</text:p>
              </table:table-cell>
              <table:table-cell office:value-type="float" office:value="0.963709677419355">
                <text:p>0.96370967741935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00888090932265909">
                <text:p>0.00888090932265909</text:p>
              </table:table-cell>
              <table:table-cell office:value-type="float" office:value="0.963709677419355">
                <text:p>0.9637096774193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00881830539576011">
                <text:p>0.00881830539576011</text:p>
              </table:table-cell>
              <table:table-cell office:value-type="float" office:value="0.963709677419355">
                <text:p>0.96370967741935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00875903148931817">
                <text:p>0.00875903148931817</text:p>
              </table:table-cell>
              <table:table-cell office:value-type="float" office:value="0.963709677419355">
                <text:p>0.96370967741935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00870272623319663">
                <text:p>0.00870272623319663</text:p>
              </table:table-cell>
              <table:table-cell office:value-type="float" office:value="0.963709677419355">
                <text:p>0.96370967741935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00864908610843732">
                <text:p>0.00864908610843732</text:p>
              </table:table-cell>
              <table:table-cell office:value-type="float" office:value="0.963709677419355">
                <text:p>0.9637096774193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00859785427010356">
                <text:p>0.00859785427010356</text:p>
              </table:table-cell>
              <table:table-cell office:value-type="float" office:value="0.963709677419355">
                <text:p>0.96370967741935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00854881168368141">
                <text:p>0.00854881168368141</text:p>
              </table:table-cell>
              <table:table-cell office:value-type="float" office:value="0.963709677419355">
                <text:p>0.9637096774193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00850177011765181">
                <text:p>0.00850177011765181</text:p>
              </table:table-cell>
              <table:table-cell office:value-type="float" office:value="0.959677419354839">
                <text:p>0.95967741935483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00845656659978264">
                <text:p>0.00845656659978264</text:p>
              </table:table-cell>
              <table:table-cell office:value-type="float" office:value="0.959677419354839">
                <text:p>0.9596774193548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0084130590178475">
                <text:p>0.0084130590178475</text:p>
              </table:table-cell>
              <table:table-cell office:value-type="float" office:value="0.959677419354839">
                <text:p>0.95967741935483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00837112261225632">
                <text:p>0.00837112261225632</text:p>
              </table:table-cell>
              <table:table-cell office:value-type="float" office:value="0.959677419354839">
                <text:p>0.95967741935483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00833064716391985">
                <text:p>0.00833064716391985</text:p>
              </table:table-cell>
              <table:table-cell office:value-type="float" office:value="0.959677419354839">
                <text:p>0.95967741935483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00829153472534622">
                <text:p>0.00829153472534622</text:p>
              </table:table-cell>
              <table:table-cell office:value-type="float" office:value="0.959677419354839">
                <text:p>0.95967741935483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00825369777785609">
                <text:p>0.00825369777785609</text:p>
              </table:table-cell>
              <table:table-cell office:value-type="float" office:value="0.959677419354839">
                <text:p>0.95967741935483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00821705772469527">
                <text:p>0.00821705772469527</text:p>
              </table:table-cell>
              <table:table-cell office:value-type="float" office:value="0.959677419354839">
                <text:p>0.95967741935483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00818154365040524">
                <text:p>0.00818154365040524</text:p>
              </table:table-cell>
              <table:table-cell office:value-type="float" office:value="0.959677419354839">
                <text:p>0.95967741935483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00814709129252107">
                <text:p>0.00814709129252107</text:p>
              </table:table-cell>
              <table:table-cell office:value-type="float" office:value="0.959677419354839">
                <text:p>0.95967741935483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00811364218365057">
                <text:p>0.00811364218365057</text:p>
              </table:table-cell>
              <table:table-cell office:value-type="float" office:value="0.959677419354839">
                <text:p>0.95967741935483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00808114293114982">
                <text:p>0.00808114293114982</text:p>
              </table:table-cell>
              <table:table-cell office:value-type="float" office:value="0.959677419354839">
                <text:p>0.95967741935483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00804954460862717">
                <text:p>0.00804954460862717</text:p>
              </table:table-cell>
              <table:table-cell office:value-type="float" office:value="0.959677419354839">
                <text:p>0.95967741935483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00801880223891023">
                <text:p>0.00801880223891023</text:p>
              </table:table-cell>
              <table:table-cell office:value-type="float" office:value="0.959677419354839">
                <text:p>0.95967741935483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00798887435228211">
                <text:p>0.00798887435228211</text:p>
              </table:table-cell>
              <table:table-cell office:value-type="float" office:value="0.959677419354839">
                <text:p>0.95967741935483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00795972260703414">
                <text:p>0.00795972260703414</text:p>
              </table:table-cell>
              <table:table-cell office:value-type="float" office:value="0.959677419354839">
                <text:p>0.9596774193548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00793131146191224">
                <text:p>0.00793131146191224</text:p>
              </table:table-cell>
              <table:table-cell office:value-type="float" office:value="0.959677419354839">
                <text:p>0.95967741935483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00790360789201951">
                <text:p>0.00790360789201951</text:p>
              </table:table-cell>
              <table:table-cell office:value-type="float" office:value="0.959677419354839">
                <text:p>0.95967741935483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00787658114130539">
                <text:p>0.00787658114130539</text:p>
              </table:table-cell>
              <table:table-cell office:value-type="float" office:value="0.959677419354839">
                <text:p>0.95967741935483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00785020250601624">
                <text:p>0.00785020250601624</text:p>
              </table:table-cell>
              <table:table-cell office:value-type="float" office:value="0.959677419354839">
                <text:p>0.95967741935483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00782444514447484">
                <text:p>0.00782444514447484</text:p>
              </table:table-cell>
              <table:table-cell office:value-type="float" office:value="0.959677419354839">
                <text:p>0.95967741935483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00779928390935452">
                <text:p>0.00779928390935452</text:p>
              </table:table-cell>
              <table:table-cell office:value-type="float" office:value="0.959677419354839">
                <text:p>0.9596774193548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00777469519925677">
                <text:p>0.00777469519925677</text:p>
              </table:table-cell>
              <table:table-cell office:value-type="float" office:value="0.959677419354839">
                <text:p>0.9596774193548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00775065682692416">
                <text:p>0.00775065682692416</text:p>
              </table:table-cell>
              <table:table-cell office:value-type="float" office:value="0.959677419354839">
                <text:p>0.9596774193548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00772714790184582">
                <text:p>0.00772714790184582</text:p>
              </table:table-cell>
              <table:table-cell office:value-type="float" office:value="0.959677419354839">
                <text:p>0.9596774193548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00770414872536328">
                <text:p>0.00770414872536328</text:p>
              </table:table-cell>
              <table:table-cell office:value-type="float" office:value="0.959677419354839">
                <text:p>0.95967741935483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00768164069667164">
                <text:p>0.00768164069667164</text:p>
              </table:table-cell>
              <table:table-cell office:value-type="float" office:value="0.959677419354839">
                <text:p>0.95967741935483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00765960622835009">
                <text:p>0.00765960622835009</text:p>
              </table:table-cell>
              <table:table-cell office:value-type="float" office:value="0.959677419354839">
                <text:p>0.95967741935483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00763802867025421">
                <text:p>0.00763802867025421</text:p>
              </table:table-cell>
              <table:table-cell office:value-type="float" office:value="0.959677419354839">
                <text:p>0.95967741935483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00761689224076825">
                <text:p>0.00761689224076825</text:p>
              </table:table-cell>
              <table:table-cell office:value-type="float" office:value="0.959677419354839">
                <text:p>0.95967741935483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00759618196455443">
                <text:p>0.00759618196455443</text:p>
              </table:table-cell>
              <table:table-cell office:value-type="float" office:value="0.959677419354839">
                <text:p>0.95967741935483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00757588361605489">
                <text:p>0.00757588361605489</text:p>
              </table:table-cell>
              <table:table-cell office:value-type="float" office:value="0.959677419354839">
                <text:p>0.95967741935483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00755598366809898">
                <text:p>0.00755598366809898</text:p>
              </table:table-cell>
              <table:table-cell office:value-type="float" office:value="0.959677419354839">
                <text:p>0.95967741935483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00753646924505549">
                <text:p>0.00753646924505549</text:p>
              </table:table-cell>
              <table:table-cell office:value-type="float" office:value="0.959677419354839">
                <text:p>0.95967741935483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00751732808003886">
                <text:p>0.00751732808003886</text:p>
              </table:table-cell>
              <table:table-cell office:value-type="float" office:value="0.959677419354839">
                <text:p>0.9596774193548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00749854847574162">
                <text:p>0.00749854847574162</text:p>
              </table:table-cell>
              <table:table-cell office:value-type="float" office:value="0.959677419354839">
                <text:p>0.95967741935483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00748011926851696">
                <text:p>0.00748011926851696</text:p>
              </table:table-cell>
              <table:table-cell office:value-type="float" office:value="0.959677419354839">
                <text:p>0.95967741935483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00746202979538151">
                <text:p>0.00746202979538151</text:p>
              </table:table-cell>
              <table:table-cell office:value-type="float" office:value="0.959677419354839">
                <text:p>0.95967741935483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00744426986364675">
                <text:p>0.00744426986364675</text:p>
              </table:table-cell>
              <table:table-cell office:value-type="float" office:value="0.963709677419355">
                <text:p>0.96370967741935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00742682972292232">
                <text:p>0.00742682972292232</text:p>
              </table:table-cell>
              <table:table-cell office:value-type="float" office:value="0.963709677419355">
                <text:p>0.96370967741935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00740970003926312">
                <text:p>0.00740970003926312</text:p>
              </table:table-cell>
              <table:table-cell office:value-type="float" office:value="0.963709677419355">
                <text:p>0.96370967741935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00739287187125865">
                <text:p>0.00739287187125865</text:p>
              </table:table-cell>
              <table:table-cell office:value-type="float" office:value="0.963709677419355">
                <text:p>0.9637096774193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00737633664788418">
                <text:p>0.00737633664788418</text:p>
              </table:table-cell>
              <table:table-cell office:value-type="float" office:value="0.963709677419355">
                <text:p>0.96370967741935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00736008614795422">
                <text:p>0.00736008614795422</text:p>
              </table:table-cell>
              <table:table-cell office:value-type="float" office:value="0.963709677419355">
                <text:p>0.96370967741935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00734411248103529">
                <text:p>0.00734411248103529</text:p>
              </table:table-cell>
              <table:table-cell office:value-type="float" office:value="0.963709677419355">
                <text:p>0.96370967741935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00732840806968968">
                <text:p>0.00732840806968968</text:p>
              </table:table-cell>
              <table:table-cell office:value-type="float" office:value="0.963709677419355">
                <text:p>0.96370967741935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00731296563293597">
                <text:p>0.00731296563293597</text:p>
              </table:table-cell>
              <table:table-cell office:value-type="float" office:value="0.963709677419355">
                <text:p>0.9637096774193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00729777817082322">
                <text:p>0.00729777817082322</text:p>
              </table:table-cell>
              <table:table-cell office:value-type="float" office:value="0.963709677419355">
                <text:p>0.9637096774193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00728283895002639">
                <text:p>0.00728283895002639</text:p>
              </table:table-cell>
              <table:table-cell office:value-type="float" office:value="0.963709677419355">
                <text:p>0.96370967741935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00726814149037941">
                <text:p>0.00726814149037941</text:p>
              </table:table-cell>
              <table:table-cell office:value-type="float" office:value="0.963709677419355">
                <text:p>0.96370967741935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00725367955227065">
                <text:p>0.00725367955227065</text:p>
              </table:table-cell>
              <table:table-cell office:value-type="float" office:value="0.963709677419355">
                <text:p>0.96370967741935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00723944712483281">
                <text:p>0.00723944712483281</text:p>
              </table:table-cell>
              <table:table-cell office:value-type="float" office:value="0.963709677419355">
                <text:p>0.96370967741935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00722543841486556">
                <text:p>0.00722543841486556</text:p>
              </table:table-cell>
              <table:table-cell office:value-type="float" office:value="0.963709677419355">
                <text:p>0.96370967741935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00721164783643468">
                <text:p>0.00721164783643468</text:p>
              </table:table-cell>
              <table:table-cell office:value-type="float" office:value="0.963709677419355">
                <text:p>0.9637096774193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00719807000109749">
                <text:p>0.00719807000109749</text:p>
              </table:table-cell>
              <table:table-cell office:value-type="float" office:value="0.963709677419355">
                <text:p>0.96370967741935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00718469970870776">
                <text:p>0.00718469970870776</text:p>
              </table:table-cell>
              <table:table-cell office:value-type="float" office:value="0.963709677419355">
                <text:p>0.96370967741935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00717153193875832">
                <text:p>0.00717153193875832</text:p>
              </table:table-cell>
              <table:table-cell office:value-type="float" office:value="0.963709677419355">
                <text:p>0.96370967741935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00715856184222251">
                <text:p>0.00715856184222251</text:p>
              </table:table-cell>
              <table:table-cell office:value-type="float" office:value="0.963709677419355">
                <text:p>0.96370967741935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00714578473386">
                <text:p>0.00714578473386</text:p>
              </table:table-cell>
              <table:table-cell office:value-type="float" office:value="0.963709677419355">
                <text:p>0.96370967741935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00713319608495389">
                <text:p>0.00713319608495389</text:p>
              </table:table-cell>
              <table:table-cell office:value-type="float" office:value="0.963709677419355">
                <text:p>0.96370967741935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00712079151645028">
                <text:p>0.00712079151645028</text:p>
              </table:table-cell>
              <table:table-cell office:value-type="float" office:value="0.963709677419355">
                <text:p>0.96370967741935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00710856679247299">
                <text:p>0.00710856679247299</text:p>
              </table:table-cell>
              <table:table-cell office:value-type="float" office:value="0.963709677419355">
                <text:p>0.96370967741935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00709651781418835">
                <text:p>0.00709651781418835</text:p>
              </table:table-cell>
              <table:table-cell office:value-type="float" office:value="0.963709677419355">
                <text:p>0.96370967741935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00708464061399735">
                <text:p>0.00708464061399735</text:p>
              </table:table-cell>
              <table:table-cell office:value-type="float" office:value="0.963709677419355">
                <text:p>0.96370967741935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00707293135003402">
                <text:p>0.00707293135003402</text:p>
              </table:table-cell>
              <table:table-cell office:value-type="float" office:value="0.963709677419355">
                <text:p>0.96370967741935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00706138630095037">
                <text:p>0.00706138630095037</text:p>
              </table:table-cell>
              <table:table-cell office:value-type="float" office:value="0.963709677419355">
                <text:p>0.96370967741935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0070500018609701">
                <text:p>0.0070500018609701</text:p>
              </table:table-cell>
              <table:table-cell office:value-type="float" office:value="0.963709677419355">
                <text:p>0.96370967741935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00703877453519399">
                <text:p>0.00703877453519399</text:p>
              </table:table-cell>
              <table:table-cell office:value-type="float" office:value="0.963709677419355">
                <text:p>0.96370967741935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00702770093514222">
                <text:p>0.00702770093514222</text:p>
              </table:table-cell>
              <table:table-cell office:value-type="float" office:value="0.963709677419355">
                <text:p>0.96370967741935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00701677777451862">
                <text:p>0.00701677777451862</text:p>
              </table:table-cell>
              <table:table-cell office:value-type="float" office:value="0.963709677419355">
                <text:p>0.96370967741935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00700600186518386">
                <text:p>0.00700600186518386</text:p>
              </table:table-cell>
              <table:table-cell office:value-type="float" office:value="0.963709677419355">
                <text:p>0.96370967741935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00699537011332536">
                <text:p>0.00699537011332536</text:p>
              </table:table-cell>
              <table:table-cell office:value-type="float" office:value="0.963709677419355">
                <text:p>0.96370967741935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00698487951581218">
                <text:p>0.00698487951581218</text:p>
              </table:table-cell>
              <table:table-cell office:value-type="float" office:value="0.963709677419355">
                <text:p>0.96370967741935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00697452715672436">
                <text:p>0.00697452715672436</text:p>
              </table:table-cell>
              <table:table-cell office:value-type="float" office:value="0.963709677419355">
                <text:p>0.96370967741935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00696431020404659">
                <text:p>0.00696431020404659</text:p>
              </table:table-cell>
              <table:table-cell office:value-type="float" office:value="0.963709677419355">
                <text:p>0.96370967741935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00695422590651713">
                <text:p>0.00695422590651713</text:p>
              </table:table-cell>
              <table:table-cell office:value-type="float" office:value="0.963709677419355">
                <text:p>0.96370967741935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00694427159062319">
                <text:p>0.00694427159062319</text:p>
              </table:table-cell>
              <table:table-cell office:value-type="float" office:value="0.963709677419355">
                <text:p>0.96370967741935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0069344446577345">
                <text:p>0.0069344446577345</text:p>
              </table:table-cell>
              <table:table-cell office:value-type="float" office:value="0.963709677419355">
                <text:p>0.96370967741935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0069247425813678">
                <text:p>0.0069247425813678</text:p>
              </table:table-cell>
              <table:table-cell office:value-type="float" office:value="0.963709677419355">
                <text:p>0.96370967741935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00691516290457504">
                <text:p>0.00691516290457504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00690570323744823">
                <text:p>0.00690570323744823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0068963612547356">
                <text:p>0.0068963612547356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00688713469356216">
                <text:p>0.00688713469356216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00687802135125019">
                <text:p>0.00687802135125019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00686901908323356">
                <text:p>0.00686901908323356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00686012580106186">
                <text:p>0.00686012580106186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00685133947048921">
                <text:p>0.00685133947048921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00684265810964372">
                <text:p>0.00684265810964372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0683407978727348">
                <text:p>0.00683407978727348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00682560262106534">
                <text:p>0.00682560262106534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00681722477603292">
                <text:p>0.00681722477603292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00680894446297022">
                <text:p>0.00680894446297022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00680075993696793">
                <text:p>0.00680075993696793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00679266949598947">
                <text:p>0.00679266949598947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00678467147950342">
                <text:p>0.00678467147950342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00677676426717036">
                <text:p>0.00677676426717036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00676894627758095">
                <text:p>0.00676894627758095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00676121596704322">
                <text:p>0.00676121596704322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00675357182841667">
                <text:p>0.00675357182841667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00674601238999106">
                <text:p>0.00674601238999106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00673853621440779">
                <text:p>0.00673853621440779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00673114189762192">
                <text:p>0.00673114189762192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00672382806790329">
                <text:p>0.00672382806790329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00671659338487441">
                <text:p>0.00671659338487441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00670943653858413">
                <text:p>0.00670943653858413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00670235624861516">
                <text:p>0.00670235624861516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00669535126322383">
                <text:p>0.00669535126322383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00668842035851121">
                <text:p>0.00668842035851121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0066815623376236">
                <text:p>0.0066815623376236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00667477602998161">
                <text:p>0.00667477602998161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00666806029053641">
                <text:p>0.00666806029053641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00666141399905203">
                <text:p>0.00666141399905203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00665483605941263">
                <text:p>0.00665483605941263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00664832539895362">
                <text:p>0.00664832539895362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0066418809678159">
                <text:p>0.0066418809678159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00663550173832185">
                <text:p>0.00663550173832185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00662918670437256">
                <text:p>0.00662918670437256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00662293488086534">
                <text:p>0.00662293488086534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00661674530313037">
                <text:p>0.00661674530313037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0661061702638644">
                <text:p>0.00661061702638644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00660454912521419">
                <text:p>0.00660454912521419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00659854069304679">
                <text:p>0.00659854069304679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00659259084167687">
                <text:p>0.00659259084167687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00658669870077975">
                <text:p>0.00658669870077975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00658086341745158">
                <text:p>0.00658086341745158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00657508415576211">
                <text:p>0.00657508415576211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00656936009632201">
                <text:p>0.00656936009632201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00656369043586321">
                <text:p>0.00656369043586321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0065580743868327">
                <text:p>0.0065580743868327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00655251117699878">
                <text:p>0.00655251117699878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0065470000490693">
                <text:p>0.0065470000490693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00654154026032177">
                <text:p>0.00654154026032177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00653613108224456">
                <text:p>0.00653613108224456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00653077180018891">
                <text:p>0.00653077180018891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00652546171303141">
                <text:p>0.00652546171303141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0065202001328465">
                <text:p>0.0065202001328465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00651498638458868">
                <text:p>0.00651498638458868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00650981980578408">
                <text:p>0.00650981980578408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00650469974623097">
                <text:p>0.00650469974623097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00649962556770898">
                <text:p>0.00649962556770898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0064945966436967">
                <text:p>0.0064945966436967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00648961235909747">
                <text:p>0.00648961235909747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0064846721099728">
                <text:p>0.0064846721099728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00647977530328356">
                <text:p>0.00647977530328356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00647492135663814">
                <text:p>0.00647492135663814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00647010969804806">
                <text:p>0.00647010969804806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00646533976568999">
                <text:p>0.00646533976568999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00646061100767453">
                <text:p>0.00646061100767453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00645592288182133">
                <text:p>0.00645592288182133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0064512748554403">
                <text:p>0.0064512748554403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00644666640511879">
                <text:p>0.00644666640511879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00644209701651447">
                <text:p>0.00644209701651447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00643756618415374">
                <text:p>0.00643756618415374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00643307341123562">
                <text:p>0.00643307341123562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00642861820944068">
                <text:p>0.00642861820944068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00642420009874506">
                <text:p>0.00642420009874506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00641981860723942">
                <text:p>0.00641981860723942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00641547327095243">
                <text:p>0.00641547327095243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00641116363367895">
                <text:p>0.00641116363367895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00640688924681262">
                <text:p>0.00640688924681262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00640264966918262">
                <text:p>0.00640264966918262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00639844446689458">
                <text:p>0.00639844446689458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00639427321317566">
                <text:p>0.00639427321317566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00639013548822324">
                <text:p>0.00639013548822324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00638603087905756">
                <text:p>0.00638603087905756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00638195897937798">
                <text:p>0.00638195897937798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00637791938942265">
                <text:p>0.00637791938942265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00637391171583173">
                <text:p>0.00637391171583173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00636993557151381">
                <text:p>0.00636993557151381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00636599057551563">
                <text:p>0.00636599057551563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00636207635289487">
                <text:p>0.00636207635289487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0063581925345959">
                <text:p>0.0063581925345959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0063543387573285">
                <text:p>0.0063543387573285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00635051466344948">
                <text:p>0.00635051466344948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00634671990084683">
                <text:p>0.00634671990084683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00634295412282679">
                <text:p>0.00634295412282679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0063392169880033">
                <text:p>0.0063392169880033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00633550816018997">
                <text:p>0.00633550816018997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0063318273082946">
                <text:p>0.0063318273082946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00632817410621586">
                <text:p>0.00632817410621586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00632454823274233">
                <text:p>0.00632454823274233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00632094937145382">
                <text:p>0.00632094937145382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00631737721062459">
                <text:p>0.00631737721062459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00631383144312882">
                <text:p>0.00631383144312882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00631031176634805">
                <text:p>0.00631031176634805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00630681788208045">
                <text:p>0.00630681788208045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00630334949645201">
                <text:p>0.00630334949645201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00629990631982967">
                <text:p>0.00629990631982967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00629648806673584">
                <text:p>0.00629648806673584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00629309445576498">
                <text:p>0.00629309445576498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00628972520950164">
                <text:p>0.00628972520950164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00628638005443994">
                <text:p>0.00628638005443994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00628305872090487">
                <text:p>0.00628305872090487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00627976094297472">
                <text:p>0.00627976094297472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0062764864584051">
                <text:p>0.0062764864584051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00627323500855428">
                <text:p>0.00627323500855428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00627000633830978">
                <text:p>0.00627000633830978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00626680019601624">
                <text:p>0.00626680019601624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0062636163334043">
                <text:p>0.0062636163334043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00626045450552103">
                <text:p>0.00626045450552103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00625731447066089">
                <text:p>0.00625731447066089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00625419599029816">
                <text:p>0.00625419599029816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00625109882902011">
                <text:p>0.00625109882902011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00624802275446112">
                <text:p>0.00624802275446112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00624496753723773">
                <text:p>0.00624496753723773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00624193295088446">
                <text:p>0.00624193295088446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00623891877179034">
                <text:p>0.00623891877179034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00623592477913618">
                <text:p>0.00623592477913618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00623295075483247">
                <text:p>0.00623295075483247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00622999648345791">
                <text:p>0.00622999648345791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00622706175219837">
                <text:p>0.00622706175219837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00622414635078627">
                <text:p>0.00622414635078627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0062212500714406">
                <text:p>0.0062212500714406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00621837270880691">
                <text:p>0.00621837270880691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0062155140598979">
                <text:p>0.0062155140598979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00621267392403392">
                <text:p>0.00621267392403392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0062098521027838">
                <text:p>0.0062098521027838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00620704839990547">
                <text:p>0.00620704839990547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00620426262128687">
                <text:p>0.00620426262128687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00620149457488632">
                <text:p>0.00620149457488632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00619874407067307">
                <text:p>0.00619874407067307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00619601092056708">
                <text:p>0.00619601092056708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00619329493837895">
                <text:p>0.00619329493837895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00619059593974867">
                <text:p>0.00619059593974867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00618791374208426">
                <text:p>0.00618791374208426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.00618524816449931">
                <text:p>0.00618524816449931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.00618259902774968">
                <text:p>0.00618259902774968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.00617996615416933">
                <text:p>0.00617996615416933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00617734936760465">
                <text:p>0.00617734936760465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.00617474849334771">
                <text:p>0.00617474849334771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.00617216335806771">
                <text:p>0.00617216335806771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.00616959378974089">
                <text:p>0.00616959378974089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.00616703961757842">
                <text:p>0.00616703961757842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.00616450067195202">
                <text:p>0.00616450067195202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.00616197678431735">
                <text:p>0.00616197678431735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.00615946778713455">
                <text:p>0.00615946778713455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.00615697351378577">
                <text:p>0.00615697351378577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.00615449379848963">
                <text:p>0.00615449379848963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00615202847621167">
                <text:p>0.00615202847621167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.00614957738257104">
                <text:p>0.00614957738257104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.00614714035374255">
                <text:p>0.00614714035374255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.00614471722635384">
                <text:p>0.00614471722635384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.00614230783737705">
                <text:p>0.00614230783737705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.00613991202401445">
                <text:p>0.00613991202401445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.00613752962357745">
                <text:p>0.00613752962357745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.00613516047335818">
                <text:p>0.00613516047335818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.00613280441049288">
                <text:p>0.00613280441049288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.00613046127181647">
                <text:p>0.00613046127181647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0061281308937068">
                <text:p>0.0061281308937068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.0061258131119181">
                <text:p>0.0061258131119181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00612350776140208">
                <text:p>0.00612350776140208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.00612121467611536">
                <text:p>0.00612121467611536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.00611893368881167">
                <text:p>0.00611893368881167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.00611666463081748">
                <text:p>0.00611666463081748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.00611440733178856">
                <text:p>0.00611440733178856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.00611216161944568">
                <text:p>0.00611216161944568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.00610992731928701">
                <text:p>0.00610992731928701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.00610770425427413">
                <text:p>0.00610770425427413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00610549224448896">
                <text:p>0.00610549224448896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.00610329110675749">
                <text:p>0.00610329110675749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.00610110065423666">
                <text:p>0.00610110065423666</text:p>
              </table:table-cell>
              <table:table-cell office:value-type="float" office:value="0.971774193548387">
                <text:p>0.97177419354838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0.00609892069595943">
                <text:p>0.00609892069595943</text:p>
              </table:table-cell>
              <table:table-cell office:value-type="float" office:value="0.971774193548387">
                <text:p>0.97177419354838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.00609675103633276">
                <text:p>0.00609675103633276</text:p>
              </table:table-cell>
              <table:table-cell office:value-type="float" office:value="0.971774193548387">
                <text:p>0.97177419354838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.00609459147458231">
                <text:p>0.00609459147458231</text:p>
              </table:table-cell>
              <table:table-cell office:value-type="float" office:value="0.971774193548387">
                <text:p>0.97177419354838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.00609244180413679">
                <text:p>0.00609244180413679</text:p>
              </table:table-cell>
              <table:table-cell office:value-type="float" office:value="0.971774193548387">
                <text:p>0.97177419354838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.00609030181194381">
                <text:p>0.00609030181194381</text:p>
              </table:table-cell>
              <table:table-cell office:value-type="float" office:value="0.971774193548387">
                <text:p>0.97177419354838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.00608817127770749">
                <text:p>0.00608817127770749</text:p>
              </table:table-cell>
              <table:table-cell office:value-type="float" office:value="0.971774193548387">
                <text:p>0.97177419354838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.00608604997303706">
                <text:p>0.00608604997303706</text:p>
              </table:table-cell>
              <table:table-cell office:value-type="float" office:value="0.971774193548387">
                <text:p>0.97177419354838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00608393766049371">
                <text:p>0.00608393766049371</text:p>
              </table:table-cell>
              <table:table-cell office:value-type="float" office:value="0.971774193548387">
                <text:p>0.97177419354838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.0060818340925201">
                <text:p>0.0060818340925201</text:p>
              </table:table-cell>
              <table:table-cell office:value-type="float" office:value="0.971774193548387">
                <text:p>0.97177419354838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.00607973901023593">
                <text:p>0.00607973901023593</text:p>
              </table:table-cell>
              <table:table-cell office:value-type="float" office:value="0.971774193548387">
                <text:p>0.97177419354838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.00607765214207807">
                <text:p>0.00607765214207807</text:p>
              </table:table-cell>
              <table:table-cell office:value-type="float" office:value="0.971774193548387">
                <text:p>0.97177419354838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.00607557320226153">
                <text:p>0.00607557320226153</text:p>
              </table:table-cell>
              <table:table-cell office:value-type="float" office:value="0.971774193548387">
                <text:p>0.97177419354838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.00607350188903216">
                <text:p>0.00607350188903216</text:p>
              </table:table-cell>
              <table:table-cell office:value-type="float" office:value="0.971774193548387">
                <text:p>0.97177419354838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.00607143788267725">
                <text:p>0.00607143788267725</text:p>
              </table:table-cell>
              <table:table-cell office:value-type="float" office:value="0.971774193548387">
                <text:p>0.97177419354838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.00606938084325311">
                <text:p>0.00606938084325311</text:p>
              </table:table-cell>
              <table:table-cell office:value-type="float" office:value="0.971774193548387">
                <text:p>0.97177419354838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.00606733040798122">
                <text:p>0.00606733040798122</text:p>
              </table:table-cell>
              <table:table-cell office:value-type="float" office:value="0.971774193548387">
                <text:p>0.97177419354838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.00606528618825443">
                <text:p>0.00606528618825443</text:p>
              </table:table-cell>
              <table:table-cell office:value-type="float" office:value="0.971774193548387">
                <text:p>0.97177419354838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00606324776618276">
                <text:p>0.00606324776618276</text:p>
              </table:table-cell>
              <table:table-cell office:value-type="float" office:value="0.971774193548387">
                <text:p>0.97177419354838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.00606121469059348">
                <text:p>0.00606121469059348</text:p>
              </table:table-cell>
              <table:table-cell office:value-type="float" office:value="0.971774193548387">
                <text:p>0.97177419354838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0.00605918647238194">
                <text:p>0.00605918647238194</text:p>
              </table:table-cell>
              <table:table-cell office:value-type="float" office:value="0.971774193548387">
                <text:p>0.97177419354838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.00605716257908584">
                <text:p>0.00605716257908584</text:p>
              </table:table-cell>
              <table:table-cell office:value-type="float" office:value="0.971774193548387">
                <text:p>0.97177419354838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.00605514242852735">
                <text:p>0.00605514242852735</text:p>
              </table:table-cell>
              <table:table-cell office:value-type="float" office:value="0.971774193548387">
                <text:p>0.97177419354838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.00605312538133068">
                <text:p>0.00605312538133068</text:p>
              </table:table-cell>
              <table:table-cell office:value-type="float" office:value="0.971774193548387">
                <text:p>0.97177419354838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0.00605111073207596">
                <text:p>0.00605111073207596</text:p>
              </table:table-cell>
              <table:table-cell office:value-type="float" office:value="0.971774193548387">
                <text:p>0.97177419354838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.00604909769879128">
                <text:p>0.00604909769879128</text:p>
              </table:table-cell>
              <table:table-cell office:value-type="float" office:value="0.971774193548387">
                <text:p>0.97177419354838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.00604708541040865">
                <text:p>0.00604708541040865</text:p>
              </table:table-cell>
              <table:table-cell office:value-type="float" office:value="0.971774193548387">
                <text:p>0.97177419354838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.00604507289171097">
                <text:p>0.00604507289171097</text:p>
              </table:table-cell>
              <table:table-cell office:value-type="float" office:value="0.971774193548387">
                <text:p>0.97177419354838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00604305904516904">
                <text:p>0.00604305904516904</text:p>
              </table:table-cell>
              <table:table-cell office:value-type="float" office:value="0.971774193548387">
                <text:p>0.9717741935483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